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V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Fevereir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2299.599999999999" table:style-name="ce14">
            <text:p>22.300<text:s/></text:p>
          </table:table-cell>
          <table:table-cell office:value-type="float" office:value="3755.82" table:style-name="ce14">
            <text:p>3.756<text:s/></text:p>
          </table:table-cell>
          <table:table-cell office:value-type="float" office:value="42680994.380000003" table:style-name="ce14">
            <text:p>42.680.99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9940655.25" table:style-name="ce14">
            <text:p>59.940.655<text:s/></text:p>
          </table:table-cell>
          <table:table-cell office:value-type="float" office:value="27625294.48" table:style-name="ce14">
            <text:p>27.625.294<text:s/></text:p>
          </table:table-cell>
          <table:table-cell office:value-type="float" office:value="1937923.0399999998" table:style-name="ce14">
            <text:p>1.937.923<text:s/></text:p>
          </table:table-cell>
          <table:table-cell office:value-type="float" office:value="81639342.480000004" table:style-name="ce14">
            <text:p>81.639.342<text:s/></text:p>
          </table:table-cell>
          <table:table-cell office:value-type="float" office:value="38071442.329999998" table:style-name="ce14">
            <text:p>38.071.442<text:s/></text:p>
          </table:table-cell>
          <table:table-cell office:value-type="float" office:value="425732.43" table:style-name="ce14">
            <text:p>425.732<text:s/></text:p>
          </table:table-cell>
          <table:table-cell office:value-type="float" office:value="54358083.420000002" table:style-name="ce14">
            <text:p>54.358.083<text:s/></text:p>
          </table:table-cell>
          <table:table-cell office:value-type="float" office:value="159682.81" table:style-name="ce14">
            <text:p>159.683<text:s/></text:p>
          </table:table-cell>
          <table:table-cell office:value-type="float" office:value="1014911.03" table:style-name="ce14">
            <text:p>1.014.911<text:s/></text:p>
          </table:table-cell>
          <table:table-cell office:value-type="float" office:value="4411502.42" table:style-name="ce14">
            <text:p>4.411.502<text:s/></text:p>
          </table:table-cell>
          <table:table-cell office:value-type="float" office:value="2300710.92" table:style-name="ce14">
            <text:p>2.300.711<text:s/></text:p>
          </table:table-cell>
          <table:table-cell office:value-type="float" office:value="58924602.979999997" table:style-name="ce14">
            <text:p>58.924.603<text:s/></text:p>
          </table:table-cell>
          <table:table-cell office:value-type="float" office:value="11450.17" table:style-name="ce14">
            <text:p>11.450<text:s/></text:p>
          </table:table-cell>
          <table:table-cell office:value-type="float" office:value="149671446.33000001" table:style-name="ce14">
            <text:p>149.671.446<text:s/></text:p>
          </table:table-cell>
          <table:table-cell office:value-type="float" office:value="171177159.58000001" table:style-name="ce14">
            <text:p>171.177.160<text:s/></text:p>
          </table:table-cell>
          <table:table-cell office:value-type="float" office:value="732625.6" table:style-name="ce14">
            <text:p>732.626<text:s/></text:p>
          </table:table-cell>
          <table:table-cell office:value-type="float" office:value="1830.29" table:style-name="ce14">
            <text:p>1.830<text:s/></text:p>
          </table:table-cell>
          <table:table-cell office:value-type="float" office:value="34658.410000000003" table:style-name="ce14">
            <text:p>34.658<text:s/></text:p>
          </table:table-cell>
          <table:table-cell office:value-type="float" office:value="68013730.519999996" table:style-name="ce14">
            <text:p>68.013.731<text:s/></text:p>
          </table:table-cell>
          <table:table-cell office:value-type="float" office:value="301143680.18000001" table:style-name="ce14">
            <text:p>301.143.680<text:s/></text:p>
          </table:table-cell>
          <table:table-cell office:value-type="float" office:value="99833.37" table:style-name="ce14">
            <text:p>99.833<text:s/></text:p>
          </table:table-cell>
          <table:table-cell office:value-type="float" office:value="1001358825.12" table:style-name="ce14">
            <text:p>1.001.358.825<text:s/></text:p>
          </table:table-cell>
          <table:table-cell office:value-type="float" office:value="44.41" table:style-name="ce14">
            <text:p>44<text:s/></text:p>
          </table:table-cell>
          <table:table-cell office:value-type="float" office:value="2065762217.3700001" table:style-name="ce15">
            <text:p>2.065.762.2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410.23" table:style-name="ce14">
            <text:p>1.410<text:s/></text:p>
          </table:table-cell>
          <table:table-cell office:value-type="float" office:value="-10.68" table:style-name="ce14">
            <text:p>(11)</text:p>
          </table:table-cell>
          <table:table-cell office:value-type="float" office:value="0" table:style-name="ce14">
            <text:p>-<text:s/></text:p>
          </table:table-cell>
          <table:table-cell office:value-type="float" office:value="59456.66" table:style-name="ce14">
            <text:p>59.457<text:s/></text:p>
          </table:table-cell>
          <table:table-cell office:value-type="float" office:value="1403.93" table:style-name="ce14">
            <text:p>1.404<text:s/></text:p>
          </table:table-cell>
          <table:table-cell office:value-type="float" office:value="57.91" table:style-name="ce14">
            <text:p>58<text:s/></text:p>
          </table:table-cell>
          <table:table-cell office:value-type="float" office:value="5.79" table:style-name="ce14">
            <text:p>6<text:s/></text:p>
          </table:table-cell>
          <table:table-cell office:value-type="float" office:value="23396.86" table:style-name="ce14">
            <text:p>23.397<text:s/></text:p>
          </table:table-cell>
          <table:table-cell office:value-type="float" office:value="4.8099999999999996" table:style-name="ce14">
            <text:p>5<text:s/></text:p>
          </table:table-cell>
          <table:table-cell office:value-type="float" office:value="-731.36" table:style-name="ce14">
            <text:p>(731)</text:p>
          </table:table-cell>
          <table:table-cell office:value-type="float" office:value="-30.39" table:style-name="ce14">
            <text:p>(30)</text:p>
          </table:table-cell>
          <table:table-cell office:value-type="float" office:value="-6.3" table:style-name="ce14">
            <text:p>(6)</text:p>
          </table:table-cell>
          <table:table-cell office:value-type="float" office:value="34633.31" table:style-name="ce14">
            <text:p>34.633<text:s/></text:p>
          </table:table-cell>
          <table:table-cell office:value-type="float" office:value="-753.62" table:style-name="ce14">
            <text:p>(754)</text:p>
          </table:table-cell>
          <table:table-cell office:value-type="float" office:value="7576.93" table:style-name="ce14">
            <text:p>7.577<text:s/></text:p>
          </table:table-cell>
          <table:table-cell office:value-type="float" office:value="36.21" table:style-name="ce14">
            <text:p>36<text:s/></text:p>
          </table:table-cell>
          <table:table-cell office:value-type="float" office:value="8664.2199999999993" table:style-name="ce14">
            <text:p>8.664<text:s/></text:p>
          </table:table-cell>
          <table:table-cell office:value-type="float" office:value="2415.91" table:style-name="ce14">
            <text:p>2.416<text:s/></text:p>
          </table:table-cell>
          <table:table-cell office:value-type="float" office:value="-2.29" table:style-name="ce14">
            <text:p>(2)</text:p>
          </table:table-cell>
          <table:table-cell office:value-type="float" office:value="-26.48" table:style-name="ce14">
            <text:p>(26)</text:p>
          </table:table-cell>
          <table:table-cell office:value-type="float" office:value="-2.0099999999999998" table:style-name="ce14">
            <text:p>(2)</text:p>
          </table:table-cell>
          <table:table-cell office:value-type="float" office:value="249432.83" table:style-name="ce14">
            <text:p>249.433<text:s/></text:p>
          </table:table-cell>
          <table:table-cell office:value-type="float" office:value="47630.51" table:style-name="ce14">
            <text:p>47.631<text:s/></text:p>
          </table:table-cell>
          <table:table-cell office:value-type="float" office:value="-1.3" table:style-name="ce14">
            <text:p>(1)</text:p>
          </table:table-cell>
          <table:table-cell office:value-type="float" office:value="555930.99" table:style-name="ce14">
            <text:p>555.931<text:s/></text:p>
          </table:table-cell>
          <table:table-cell office:value-type="float" office:value="-7.37" table:style-name="ce14">
            <text:p>(7)</text:p>
          </table:table-cell>
          <table:table-cell office:value-type="float" office:value="990485.29999999993" table:style-name="ce15">
            <text:p>990.4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08515.12" table:style-name="ce14">
            <text:p>408.515<text:s/></text:p>
          </table:table-cell>
          <table:table-cell office:value-type="float" office:value="4011128.1" table:style-name="ce14">
            <text:p>4.011.128<text:s/></text:p>
          </table:table-cell>
          <table:table-cell office:value-type="float" office:value="8011754.1900000004" table:style-name="ce14">
            <text:p>8.011.754<text:s/></text:p>
          </table:table-cell>
          <table:table-cell office:value-type="float" office:value="36831.54" table:style-name="ce14">
            <text:p>36.832<text:s/></text:p>
          </table:table-cell>
          <table:table-cell office:value-type="float" office:value="99159634.790000007" table:style-name="ce14">
            <text:p>99.159.635<text:s/></text:p>
          </table:table-cell>
          <table:table-cell office:value-type="float" office:value="30773011.920000002" table:style-name="ce14">
            <text:p>30.773.012<text:s/></text:p>
          </table:table-cell>
          <table:table-cell office:value-type="float" office:value="6171557.2599999998" table:style-name="ce14">
            <text:p>6.171.557<text:s/></text:p>
          </table:table-cell>
          <table:table-cell office:value-type="float" office:value="85595737.629999995" table:style-name="ce14">
            <text:p>85.595.738<text:s/></text:p>
          </table:table-cell>
          <table:table-cell office:value-type="float" office:value="42396612" table:style-name="ce14">
            <text:p>42.396.612<text:s/></text:p>
          </table:table-cell>
          <table:table-cell office:value-type="float" office:value="5652384.75" table:style-name="ce14">
            <text:p>5.652.385<text:s/></text:p>
          </table:table-cell>
          <table:table-cell office:value-type="float" office:value="475417187.39999998" table:style-name="ce14">
            <text:p>475.417.187<text:s/></text:p>
          </table:table-cell>
          <table:table-cell office:value-type="float" office:value="7865857.0700000003" table:style-name="ce14">
            <text:p>7.865.857<text:s/></text:p>
          </table:table-cell>
          <table:table-cell office:value-type="float" office:value="9334615.4100000001" table:style-name="ce14">
            <text:p>9.334.615<text:s/></text:p>
          </table:table-cell>
          <table:table-cell office:value-type="float" office:value="6735527.4299999997" table:style-name="ce14">
            <text:p>6.735.527<text:s/></text:p>
          </table:table-cell>
          <table:table-cell office:value-type="float" office:value="6953536.3700000001" table:style-name="ce14">
            <text:p>6.953.536<text:s/></text:p>
          </table:table-cell>
          <table:table-cell office:value-type="float" office:value="89991129.840000004" table:style-name="ce14">
            <text:p>89.991.130<text:s/></text:p>
          </table:table-cell>
          <table:table-cell office:value-type="float" office:value="4417378.12" table:style-name="ce14">
            <text:p>4.417.378<text:s/></text:p>
          </table:table-cell>
          <table:table-cell office:value-type="float" office:value="201514157.03999999" table:style-name="ce14">
            <text:p>201.514.157<text:s/></text:p>
          </table:table-cell>
          <table:table-cell office:value-type="float" office:value="214455568.21000001" table:style-name="ce14">
            <text:p>214.455.568<text:s/></text:p>
          </table:table-cell>
          <table:table-cell office:value-type="float" office:value="3390361.61" table:style-name="ce14">
            <text:p>3.390.362<text:s/></text:p>
          </table:table-cell>
          <table:table-cell office:value-type="float" office:value="2288463.31" table:style-name="ce14">
            <text:p>2.288.463<text:s/></text:p>
          </table:table-cell>
          <table:table-cell office:value-type="float" office:value="24125.1" table:style-name="ce14">
            <text:p>24.125<text:s/></text:p>
          </table:table-cell>
          <table:table-cell office:value-type="float" office:value="310328132.80000001" table:style-name="ce14">
            <text:p>310.328.133<text:s/></text:p>
          </table:table-cell>
          <table:table-cell office:value-type="float" office:value="224164109.53999999" table:style-name="ce14">
            <text:p>224.164.110<text:s/></text:p>
          </table:table-cell>
          <table:table-cell office:value-type="float" office:value="6817569.4199999999" table:style-name="ce14">
            <text:p>6.817.569<text:s/></text:p>
          </table:table-cell>
          <table:table-cell office:value-type="float" office:value="1428356093.76" table:style-name="ce14">
            <text:p>1.428.356.094<text:s/></text:p>
          </table:table-cell>
          <table:table-cell office:value-type="float" office:value="380952.3" table:style-name="ce14">
            <text:p>380.952<text:s/></text:p>
          </table:table-cell>
          <table:table-cell office:value-type="float" office:value="3274651932.0299997" table:style-name="ce15">
            <text:p>3.274.651.9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50160.44" table:style-name="ce14">
            <text:p>50.160<text:s/></text:p>
          </table:table-cell>
          <table:table-cell office:value-type="float" office:value="2265.83" table:style-name="ce14">
            <text:p>2.26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7791.01" table:style-name="ce14">
            <text:p>27.79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0827749.17000002" table:style-name="ce14">
            <text:p>330.827.7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30.94" table:style-name="ce14">
            <text:p>4.031<text:s/></text:p>
          </table:table-cell>
          <table:table-cell office:value-type="float" office:value="18986" table:style-name="ce14">
            <text:p>18.986<text:s/></text:p>
          </table:table-cell>
          <table:table-cell office:value-type="float" office:value="5893.81" table:style-name="ce14">
            <text:p>5.89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5161854.829999998" table:style-name="ce14">
            <text:p>85.161.855<text:s/></text:p>
          </table:table-cell>
          <table:table-cell office:value-type="float" office:value="1346.25" table:style-name="ce14">
            <text:p>1.346<text:s/></text:p>
          </table:table-cell>
          <table:table-cell office:value-type="float" office:value="972205.15" table:style-name="ce14">
            <text:p>972.205<text:s/></text:p>
          </table:table-cell>
          <table:table-cell office:value-type="float" office:value="130426.27" table:style-name="ce14">
            <text:p>130.42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17202709.69999993" table:style-name="ce15">
            <text:p>417.202.7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15116.01" table:style-name="ce14">
            <text:p>215.116<text:s/></text:p>
          </table:table-cell>
          <table:table-cell office:value-type="float" office:value="1080478.3500000001" table:style-name="ce14">
            <text:p>1.080.478<text:s/></text:p>
          </table:table-cell>
          <table:table-cell office:value-type="float" office:value="2256838.54" table:style-name="ce14">
            <text:p>2.256.8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893363.9" table:style-name="ce14">
            <text:p>14.893.364<text:s/></text:p>
          </table:table-cell>
          <table:table-cell office:value-type="float" office:value="10745308.91" table:style-name="ce14">
            <text:p>10.745.309<text:s/></text:p>
          </table:table-cell>
          <table:table-cell office:value-type="float" office:value="1908897.04" table:style-name="ce14">
            <text:p>1.908.897<text:s/></text:p>
          </table:table-cell>
          <table:table-cell office:value-type="float" office:value="2147686.87" table:style-name="ce14">
            <text:p>2.147.687<text:s/></text:p>
          </table:table-cell>
          <table:table-cell office:value-type="float" office:value="7901230.3200000003" table:style-name="ce14">
            <text:p>7.901.230<text:s/></text:p>
          </table:table-cell>
          <table:table-cell office:value-type="float" office:value="4836846.29" table:style-name="ce14">
            <text:p>4.836.846<text:s/></text:p>
          </table:table-cell>
          <table:table-cell office:value-type="float" office:value="22866624.100000001" table:style-name="ce14">
            <text:p>22.866.624<text:s/></text:p>
          </table:table-cell>
          <table:table-cell office:value-type="float" office:value="596280.92000000004" table:style-name="ce14">
            <text:p>596.281<text:s/></text:p>
          </table:table-cell>
          <table:table-cell office:value-type="float" office:value="6272647.5800000001" table:style-name="ce14">
            <text:p>6.272.648<text:s/></text:p>
          </table:table-cell>
          <table:table-cell office:value-type="float" office:value="974078.87" table:style-name="ce14">
            <text:p>974.079<text:s/></text:p>
          </table:table-cell>
          <table:table-cell office:value-type="float" office:value="2787277.61" table:style-name="ce14">
            <text:p>2.787.278<text:s/></text:p>
          </table:table-cell>
          <table:table-cell office:value-type="float" office:value="21127975.66" table:style-name="ce14">
            <text:p>21.127.976<text:s/></text:p>
          </table:table-cell>
          <table:table-cell office:value-type="float" office:value="2306279.8199999998" table:style-name="ce14">
            <text:p>2.306.280<text:s/></text:p>
          </table:table-cell>
          <table:table-cell office:value-type="float" office:value="6132139.8499999996" table:style-name="ce14">
            <text:p>6.132.140<text:s/></text:p>
          </table:table-cell>
          <table:table-cell office:value-type="float" office:value="37195150.170000002" table:style-name="ce14">
            <text:p>37.195.150<text:s/></text:p>
          </table:table-cell>
          <table:table-cell office:value-type="float" office:value="760901.33" table:style-name="ce14">
            <text:p>760.901<text:s/></text:p>
          </table:table-cell>
          <table:table-cell office:value-type="float" office:value="229970.3" table:style-name="ce14">
            <text:p>229.970<text:s/></text:p>
          </table:table-cell>
          <table:table-cell office:value-type="float" office:value="10936.94" table:style-name="ce14">
            <text:p>10.937<text:s/></text:p>
          </table:table-cell>
          <table:table-cell office:value-type="float" office:value="10127765.09" table:style-name="ce14">
            <text:p>10.127.765<text:s/></text:p>
          </table:table-cell>
          <table:table-cell office:value-type="float" office:value="7643767.5499999998" table:style-name="ce14">
            <text:p>7.643.768<text:s/></text:p>
          </table:table-cell>
          <table:table-cell office:value-type="float" office:value="1588746.47" table:style-name="ce14">
            <text:p>1.588.746<text:s/></text:p>
          </table:table-cell>
          <table:table-cell office:value-type="float" office:value="65507292.479999997" table:style-name="ce14">
            <text:p>65.507.292<text:s/></text:p>
          </table:table-cell>
          <table:table-cell office:value-type="float" office:value="6380.33" table:style-name="ce14">
            <text:p>6.380<text:s/></text:p>
          </table:table-cell>
          <table:table-cell office:value-type="float" office:value="232119981.30000004" table:style-name="ce15">
            <text:p>232.119.9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79.55" table:style-name="ce14">
            <text:p>3.980<text:s/></text:p>
          </table:table-cell>
          <table:table-cell office:value-type="float" office:value="1277.8800000000001" table:style-name="ce14">
            <text:p>1.2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195.26" table:style-name="ce14">
            <text:p>8.195<text:s/></text:p>
          </table:table-cell>
          <table:table-cell office:value-type="float" office:value="4564449.75" table:style-name="ce14">
            <text:p>4.564.450<text:s/></text:p>
          </table:table-cell>
          <table:table-cell office:value-type="float" office:value="3158628.99" table:style-name="ce14">
            <text:p>3.158.629<text:s/></text:p>
          </table:table-cell>
          <table:table-cell office:value-type="float" office:value="6733.79" table:style-name="ce14">
            <text:p>6.734<text:s/></text:p>
          </table:table-cell>
          <table:table-cell office:value-type="float" office:value="4180.97" table:style-name="ce14">
            <text:p>4.1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63.12" table:style-name="ce14">
            <text:p>3.36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559133.630000001" table:style-name="ce14">
            <text:p>10.559.134<text:s/></text:p>
          </table:table-cell>
          <table:table-cell office:value-type="float" office:value="5707.44" table:style-name="ce14">
            <text:p>5.707<text:s/></text:p>
          </table:table-cell>
          <table:table-cell office:value-type="float" office:value="18973875.16" table:style-name="ce14">
            <text:p>18.973.875<text:s/></text:p>
          </table:table-cell>
          <table:table-cell office:value-type="float" office:value="16964352.120000001" table:style-name="ce14">
            <text:p>16.964.352<text:s/></text:p>
          </table:table-cell>
          <table:table-cell office:value-type="float" office:value="12577.12" table:style-name="ce14">
            <text:p>12.577<text:s/></text:p>
          </table:table-cell>
          <table:table-cell office:value-type="float" office:value="9232.83" table:style-name="ce14">
            <text:p>9.23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2401043.23" table:style-name="ce14">
            <text:p>32.401.043<text:s/></text:p>
          </table:table-cell>
          <table:table-cell office:value-type="float" office:value="5339873.4800000004" table:style-name="ce14">
            <text:p>5.339.87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5470543.25" table:style-name="ce14">
            <text:p>155.470.54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7487147.56999999" table:style-name="ce15">
            <text:p>247.487.1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80872.42" table:style-name="ce14">
            <text:p>180.872<text:s/></text:p>
          </table:table-cell>
          <table:table-cell office:value-type="float" office:value="5854.11" table:style-name="ce14">
            <text:p>5.854<text:s/></text:p>
          </table:table-cell>
          <table:table-cell office:value-type="float" office:value="2775266.76" table:style-name="ce14">
            <text:p>2.775.267<text:s/></text:p>
          </table:table-cell>
          <table:table-cell office:value-type="float" office:value="237.37" table:style-name="ce14">
            <text:p>237<text:s/></text:p>
          </table:table-cell>
          <table:table-cell office:value-type="float" office:value="19562615.440000001" table:style-name="ce14">
            <text:p>19.562.615<text:s/></text:p>
          </table:table-cell>
          <table:table-cell office:value-type="float" office:value="10222479.17" table:style-name="ce14">
            <text:p>10.222.479<text:s/></text:p>
          </table:table-cell>
          <table:table-cell office:value-type="float" office:value="920850.15" table:style-name="ce14">
            <text:p>920.850<text:s/></text:p>
          </table:table-cell>
          <table:table-cell office:value-type="float" office:value="50072232.259999998" table:style-name="ce14">
            <text:p>50.072.232<text:s/></text:p>
          </table:table-cell>
          <table:table-cell office:value-type="float" office:value="14692085.869999999" table:style-name="ce14">
            <text:p>14.692.086<text:s/></text:p>
          </table:table-cell>
          <table:table-cell office:value-type="float" office:value="162686.95000000001" table:style-name="ce14">
            <text:p>162.687<text:s/></text:p>
          </table:table-cell>
          <table:table-cell office:value-type="float" office:value="31983720.68" table:style-name="ce14">
            <text:p>31.983.721<text:s/></text:p>
          </table:table-cell>
          <table:table-cell office:value-type="float" office:value="197111.29" table:style-name="ce14">
            <text:p>197.111<text:s/></text:p>
          </table:table-cell>
          <table:table-cell office:value-type="float" office:value="391978.13" table:style-name="ce14">
            <text:p>391.978<text:s/></text:p>
          </table:table-cell>
          <table:table-cell office:value-type="float" office:value="2562410.81" table:style-name="ce14">
            <text:p>2.562.411<text:s/></text:p>
          </table:table-cell>
          <table:table-cell office:value-type="float" office:value="1455054.49" table:style-name="ce14">
            <text:p>1.455.054<text:s/></text:p>
          </table:table-cell>
          <table:table-cell office:value-type="float" office:value="21674989.190000001" table:style-name="ce14">
            <text:p>21.674.989<text:s/></text:p>
          </table:table-cell>
          <table:table-cell office:value-type="float" office:value="4789.41" table:style-name="ce14">
            <text:p>4.789<text:s/></text:p>
          </table:table-cell>
          <table:table-cell office:value-type="float" office:value="66884535.329999998" table:style-name="ce14">
            <text:p>66.884.535<text:s/></text:p>
          </table:table-cell>
          <table:table-cell office:value-type="float" office:value="76350852.159999996" table:style-name="ce14">
            <text:p>76.350.852<text:s/></text:p>
          </table:table-cell>
          <table:table-cell office:value-type="float" office:value="91323.83" table:style-name="ce14">
            <text:p>91.32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3565624.310000002" table:style-name="ce14">
            <text:p>73.565.624<text:s/></text:p>
          </table:table-cell>
          <table:table-cell office:value-type="float" office:value="102135871.65000001" table:style-name="ce14">
            <text:p>102.135.872<text:s/></text:p>
          </table:table-cell>
          <table:table-cell office:value-type="float" office:value="655.30999999999995" table:style-name="ce14">
            <text:p>655<text:s/></text:p>
          </table:table-cell>
          <table:table-cell office:value-type="float" office:value="346119618.36000001" table:style-name="ce14">
            <text:p>346.119.61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22013715.45000005" table:style-name="ce15">
            <text:p>822.013.7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2526.69" table:style-name="ce14">
            <text:p>12.527<text:s/></text:p>
          </table:table-cell>
          <table:table-cell office:value-type="float" office:value="2924795.6399999997" table:style-name="ce14">
            <text:p>2.924.796<text:s/></text:p>
          </table:table-cell>
          <table:table-cell office:value-type="float" office:value="2975669.3400000003" table:style-name="ce14">
            <text:p>2.975.669<text:s/></text:p>
          </table:table-cell>
          <table:table-cell office:value-type="float" office:value="35316.289999999994" table:style-name="ce14">
            <text:p>35.316<text:s/></text:p>
          </table:table-cell>
          <table:table-cell office:value-type="float" office:value="64653495.009999998" table:style-name="ce14">
            <text:p>64.653.495<text:s/></text:p>
          </table:table-cell>
          <table:table-cell office:value-type="float" office:value="9802958.0099999998" table:style-name="ce14">
            <text:p>9.802.958<text:s/></text:p>
          </table:table-cell>
          <table:table-cell office:value-type="float" office:value="3333614.81" table:style-name="ce14">
            <text:p>3.333.615<text:s/></text:p>
          </table:table-cell>
          <table:table-cell office:value-type="float" office:value="28811368.750000004" table:style-name="ce14">
            <text:p>28.811.369<text:s/></text:p>
          </table:table-cell>
          <table:table-cell office:value-type="float" office:value="16616875.810000001" table:style-name="ce14">
            <text:p>16.616.876<text:s/></text:p>
          </table:table-cell>
          <table:table-cell office:value-type="float" office:value="646117.72000000009" table:style-name="ce14">
            <text:p>646.118<text:s/></text:p>
          </table:table-cell>
          <table:table-cell office:value-type="float" office:value="89734912.480000004" table:style-name="ce14">
            <text:p>89.734.912<text:s/></text:p>
          </table:table-cell>
          <table:table-cell office:value-type="float" office:value="7072464.8600000003" table:style-name="ce14">
            <text:p>7.072.465<text:s/></text:p>
          </table:table-cell>
          <table:table-cell office:value-type="float" office:value="2666626.58" table:style-name="ce14">
            <text:p>2.666.627<text:s/></text:p>
          </table:table-cell>
          <table:table-cell office:value-type="float" office:value="3199037.75" table:style-name="ce14">
            <text:p>3.199.038<text:s/></text:p>
          </table:table-cell>
          <table:table-cell office:value-type="float" office:value="2711204.27" table:style-name="ce14">
            <text:p>2.711.204<text:s/></text:p>
          </table:table-cell>
          <table:table-cell office:value-type="float" office:value="36629031.359999999" table:style-name="ce14">
            <text:p>36.629.031<text:s/></text:p>
          </table:table-cell>
          <table:table-cell office:value-type="float" office:value="2100601.4500000002" table:style-name="ce14">
            <text:p>2.100.601<text:s/></text:p>
          </table:table-cell>
          <table:table-cell office:value-type="float" office:value="109519575.76000001" table:style-name="ce14">
            <text:p>109.519.576<text:s/></text:p>
          </table:table-cell>
          <table:table-cell office:value-type="float" office:value="83926227.75999999" table:style-name="ce14">
            <text:p>83.926.228<text:s/></text:p>
          </table:table-cell>
          <table:table-cell office:value-type="float" office:value="2519665.52" table:style-name="ce14">
            <text:p>2.519.666<text:s/></text:p>
          </table:table-cell>
          <table:table-cell office:value-type="float" office:value="2049260.1800000002" table:style-name="ce14">
            <text:p>2.049.260<text:s/></text:p>
          </table:table-cell>
          <table:table-cell office:value-type="float" office:value="13188.160000000002" table:style-name="ce14">
            <text:p>13.188<text:s/></text:p>
          </table:table-cell>
          <table:table-cell office:value-type="float" office:value="109071845.34" table:style-name="ce14">
            <text:p>109.071.845<text:s/></text:p>
          </table:table-cell>
          <table:table-cell office:value-type="float" office:value="109043250.61" table:style-name="ce14">
            <text:p>109.043.251<text:s/></text:p>
          </table:table-cell>
          <table:table-cell office:value-type="float" office:value="4255962.4899999993" table:style-name="ce14">
            <text:p>4.255.962<text:s/></text:p>
          </table:table-cell>
          <table:table-cell office:value-type="float" office:value="861128213.4000001" table:style-name="ce14">
            <text:p>861.128.213<text:s/></text:p>
          </table:table-cell>
          <table:table-cell office:value-type="float" office:value="374571.97" table:style-name="ce14">
            <text:p>374.572<text:s/></text:p>
          </table:table-cell>
          <table:table-cell office:value-type="float" office:value="1555828378.0100002" table:style-name="ce15">
            <text:p>1.555.828.3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9425235.239999998" table:style-name="ce14">
            <text:p>19.425.235<text:s/></text:p>
          </table:table-cell>
          <table:table-cell office:value-type="float" office:value="47197763.240000002" table:style-name="ce14">
            <text:p>47.197.763<text:s/></text:p>
          </table:table-cell>
          <table:table-cell office:value-type="float" office:value="215999640.53" table:style-name="ce14">
            <text:p>215.999.641<text:s/></text:p>
          </table:table-cell>
          <table:table-cell office:value-type="float" office:value="9237628.9199999999" table:style-name="ce14">
            <text:p>9.237.629<text:s/></text:p>
          </table:table-cell>
          <table:table-cell office:value-type="float" office:value="280635044.18000001" table:style-name="ce14">
            <text:p>280.635.044<text:s/></text:p>
          </table:table-cell>
          <table:table-cell office:value-type="float" office:value="269429005.62" table:style-name="ce14">
            <text:p>269.429.006<text:s/></text:p>
          </table:table-cell>
          <table:table-cell office:value-type="float" office:value="3260393082.1300001" table:style-name="ce14">
            <text:p>3.260.393.082<text:s/></text:p>
          </table:table-cell>
          <table:table-cell office:value-type="float" office:value="200099123.06" table:style-name="ce14">
            <text:p>200.099.123<text:s/></text:p>
          </table:table-cell>
          <table:table-cell office:value-type="float" office:value="239521230.44" table:style-name="ce14">
            <text:p>239.521.230<text:s/></text:p>
          </table:table-cell>
          <table:table-cell office:value-type="float" office:value="62900831.579999998" table:style-name="ce14">
            <text:p>62.900.832<text:s/></text:p>
          </table:table-cell>
          <table:table-cell office:value-type="float" office:value="911129462.45000005" table:style-name="ce14">
            <text:p>911.129.462<text:s/></text:p>
          </table:table-cell>
          <table:table-cell office:value-type="float" office:value="98680029.930000007" table:style-name="ce14">
            <text:p>98.680.030<text:s/></text:p>
          </table:table-cell>
          <table:table-cell office:value-type="float" office:value="119432404.72" table:style-name="ce14">
            <text:p>119.432.405<text:s/></text:p>
          </table:table-cell>
          <table:table-cell office:value-type="float" office:value="142042713" table:style-name="ce14">
            <text:p>142.042.713<text:s/></text:p>
          </table:table-cell>
          <table:table-cell office:value-type="float" office:value="85287185.329999998" table:style-name="ce14">
            <text:p>85.287.185<text:s/></text:p>
          </table:table-cell>
          <table:table-cell office:value-type="float" office:value="255141777.09999999" table:style-name="ce14">
            <text:p>255.141.777<text:s/></text:p>
          </table:table-cell>
          <table:table-cell office:value-type="float" office:value="50828250.289999999" table:style-name="ce14">
            <text:p>50.828.250<text:s/></text:p>
          </table:table-cell>
          <table:table-cell office:value-type="float" office:value="689405411.98000002" table:style-name="ce14">
            <text:p>689.405.412<text:s/></text:p>
          </table:table-cell>
          <table:table-cell office:value-type="float" office:value="3927176586.6900001" table:style-name="ce14">
            <text:p>3.927.176.587<text:s/></text:p>
          </table:table-cell>
          <table:table-cell office:value-type="float" office:value="69814555.109999999" table:style-name="ce14">
            <text:p>69.814.555<text:s/></text:p>
          </table:table-cell>
          <table:table-cell office:value-type="float" office:value="34194912.979999997" table:style-name="ce14">
            <text:p>34.194.913<text:s/></text:p>
          </table:table-cell>
          <table:table-cell office:value-type="float" office:value="12305608.109999999" table:style-name="ce14">
            <text:p>12.305.608<text:s/></text:p>
          </table:table-cell>
          <table:table-cell office:value-type="float" office:value="867363561.46000004" table:style-name="ce14">
            <text:p>867.363.561<text:s/></text:p>
          </table:table-cell>
          <table:table-cell office:value-type="float" office:value="503687480.19" table:style-name="ce14">
            <text:p>503.687.480<text:s/></text:p>
          </table:table-cell>
          <table:table-cell office:value-type="float" office:value="55337616.380000003" table:style-name="ce14">
            <text:p>55.337.616<text:s/></text:p>
          </table:table-cell>
          <table:table-cell office:value-type="float" office:value="10312866529.9" table:style-name="ce14">
            <text:p>10.312.866.530<text:s/></text:p>
          </table:table-cell>
          <table:table-cell office:value-type="float" office:value="23958837.050000001" table:style-name="ce14">
            <text:p>23.958.837<text:s/></text:p>
          </table:table-cell>
          <table:table-cell office:value-type="float" office:value="22763491507.609997" table:style-name="ce15">
            <text:p>22.763.491.5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169179.47" table:style-name="ce14">
            <text:p>1.169.179<text:s/></text:p>
          </table:table-cell>
          <table:table-cell office:value-type="float" office:value="4745146.75" table:style-name="ce14">
            <text:p>4.745.147<text:s/></text:p>
          </table:table-cell>
          <table:table-cell office:value-type="float" office:value="6542971.96" table:style-name="ce14">
            <text:p>6.542.972<text:s/></text:p>
          </table:table-cell>
          <table:table-cell office:value-type="float" office:value="1571897.61" table:style-name="ce14">
            <text:p>1.571.898<text:s/></text:p>
          </table:table-cell>
          <table:table-cell office:value-type="float" office:value="20531253.079999998" table:style-name="ce14">
            <text:p>20.531.253<text:s/></text:p>
          </table:table-cell>
          <table:table-cell office:value-type="float" office:value="16069400.26" table:style-name="ce14">
            <text:p>16.069.400<text:s/></text:p>
          </table:table-cell>
          <table:table-cell office:value-type="float" office:value="25629913.510000002" table:style-name="ce14">
            <text:p>25.629.914<text:s/></text:p>
          </table:table-cell>
          <table:table-cell office:value-type="float" office:value="9070550.8000000007" table:style-name="ce14">
            <text:p>9.070.551<text:s/></text:p>
          </table:table-cell>
          <table:table-cell office:value-type="float" office:value="34364370.75" table:style-name="ce14">
            <text:p>34.364.371<text:s/></text:p>
          </table:table-cell>
          <table:table-cell office:value-type="float" office:value="6450609.8799999999" table:style-name="ce14">
            <text:p>6.450.610<text:s/></text:p>
          </table:table-cell>
          <table:table-cell office:value-type="float" office:value="59335784.07" table:style-name="ce14">
            <text:p>59.335.784<text:s/></text:p>
          </table:table-cell>
          <table:table-cell office:value-type="float" office:value="8616730.6899999995" table:style-name="ce14">
            <text:p>8.616.731<text:s/></text:p>
          </table:table-cell>
          <table:table-cell office:value-type="float" office:value="7661780.4000000004" table:style-name="ce14">
            <text:p>7.661.780<text:s/></text:p>
          </table:table-cell>
          <table:table-cell office:value-type="float" office:value="14246398.220000001" table:style-name="ce14">
            <text:p>14.246.398<text:s/></text:p>
          </table:table-cell>
          <table:table-cell office:value-type="float" office:value="7819473" table:style-name="ce14">
            <text:p>7.819.473<text:s/></text:p>
          </table:table-cell>
          <table:table-cell office:value-type="float" office:value="16682944.470000001" table:style-name="ce14">
            <text:p>16.682.944<text:s/></text:p>
          </table:table-cell>
          <table:table-cell office:value-type="float" office:value="3538895.03" table:style-name="ce14">
            <text:p>3.538.895<text:s/></text:p>
          </table:table-cell>
          <table:table-cell office:value-type="float" office:value="51246486.770000003" table:style-name="ce14">
            <text:p>51.246.487<text:s/></text:p>
          </table:table-cell>
          <table:table-cell office:value-type="float" office:value="166106167.24000001" table:style-name="ce14">
            <text:p>166.106.167<text:s/></text:p>
          </table:table-cell>
          <table:table-cell office:value-type="float" office:value="6861916.7699999996" table:style-name="ce14">
            <text:p>6.861.917<text:s/></text:p>
          </table:table-cell>
          <table:table-cell office:value-type="float" office:value="4539912.96" table:style-name="ce14">
            <text:p>4.539.913<text:s/></text:p>
          </table:table-cell>
          <table:table-cell office:value-type="float" office:value="1306917.97" table:style-name="ce14">
            <text:p>1.306.918<text:s/></text:p>
          </table:table-cell>
          <table:table-cell office:value-type="float" office:value="59099032.039999999" table:style-name="ce14">
            <text:p>59.099.032<text:s/></text:p>
          </table:table-cell>
          <table:table-cell office:value-type="float" office:value="26240426.739999998" table:style-name="ce14">
            <text:p>26.240.427<text:s/></text:p>
          </table:table-cell>
          <table:table-cell office:value-type="float" office:value="4075513.15" table:style-name="ce14">
            <text:p>4.075.513<text:s/></text:p>
          </table:table-cell>
          <table:table-cell office:value-type="float" office:value="379300050.64999998" table:style-name="ce14">
            <text:p>379.300.051<text:s/></text:p>
          </table:table-cell>
          <table:table-cell office:value-type="float" office:value="2271485.67" table:style-name="ce14">
            <text:p>2.271.486<text:s/></text:p>
          </table:table-cell>
          <table:table-cell office:value-type="float" office:value="945095209.90999985" table:style-name="ce15">
            <text:p>945.095.2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1153790.369999999" table:style-name="ce14">
            <text:p>11.153.790<text:s/></text:p>
          </table:table-cell>
          <table:table-cell office:value-type="float" office:value="15731571.02" table:style-name="ce14">
            <text:p>15.731.571<text:s/></text:p>
          </table:table-cell>
          <table:table-cell office:value-type="float" office:value="130351977.63" table:style-name="ce14">
            <text:p>130.351.978<text:s/></text:p>
          </table:table-cell>
          <table:table-cell office:value-type="float" office:value="3464342.63" table:style-name="ce14">
            <text:p>3.464.343<text:s/></text:p>
          </table:table-cell>
          <table:table-cell office:value-type="float" office:value="110026348.23" table:style-name="ce14">
            <text:p>110.026.348<text:s/></text:p>
          </table:table-cell>
          <table:table-cell office:value-type="float" office:value="113065090.62" table:style-name="ce14">
            <text:p>113.065.091<text:s/></text:p>
          </table:table-cell>
          <table:table-cell office:value-type="float" office:value="312277829.92000002" table:style-name="ce14">
            <text:p>312.277.830<text:s/></text:p>
          </table:table-cell>
          <table:table-cell office:value-type="float" office:value="95437937.099999994" table:style-name="ce14">
            <text:p>95.437.937<text:s/></text:p>
          </table:table-cell>
          <table:table-cell office:value-type="float" office:value="102927641.12" table:style-name="ce14">
            <text:p>102.927.641<text:s/></text:p>
          </table:table-cell>
          <table:table-cell office:value-type="float" office:value="25340145.16" table:style-name="ce14">
            <text:p>25.340.145<text:s/></text:p>
          </table:table-cell>
          <table:table-cell office:value-type="float" office:value="368010330.87" table:style-name="ce14">
            <text:p>368.010.331<text:s/></text:p>
          </table:table-cell>
          <table:table-cell office:value-type="float" office:value="46238616.719999999" table:style-name="ce14">
            <text:p>46.238.617<text:s/></text:p>
          </table:table-cell>
          <table:table-cell office:value-type="float" office:value="52586717.030000001" table:style-name="ce14">
            <text:p>52.586.717<text:s/></text:p>
          </table:table-cell>
          <table:table-cell office:value-type="float" office:value="58232141.770000003" table:style-name="ce14">
            <text:p>58.232.142<text:s/></text:p>
          </table:table-cell>
          <table:table-cell office:value-type="float" office:value="25630764.989999998" table:style-name="ce14">
            <text:p>25.630.765<text:s/></text:p>
          </table:table-cell>
          <table:table-cell office:value-type="float" office:value="99273364.120000005" table:style-name="ce14">
            <text:p>99.273.364<text:s/></text:p>
          </table:table-cell>
          <table:table-cell office:value-type="float" office:value="23051878.199999999" table:style-name="ce14">
            <text:p>23.051.878<text:s/></text:p>
          </table:table-cell>
          <table:table-cell office:value-type="float" office:value="326812239.54000002" table:style-name="ce14">
            <text:p>326.812.240<text:s/></text:p>
          </table:table-cell>
          <table:table-cell office:value-type="float" office:value="1737942136.6199999" table:style-name="ce14">
            <text:p>1.737.942.137<text:s/></text:p>
          </table:table-cell>
          <table:table-cell office:value-type="float" office:value="21361155.989999998" table:style-name="ce14">
            <text:p>21.361.156<text:s/></text:p>
          </table:table-cell>
          <table:table-cell office:value-type="float" office:value="11768183.800000001" table:style-name="ce14">
            <text:p>11.768.184<text:s/></text:p>
          </table:table-cell>
          <table:table-cell office:value-type="float" office:value="4676466.21" table:style-name="ce14">
            <text:p>4.676.466<text:s/></text:p>
          </table:table-cell>
          <table:table-cell office:value-type="float" office:value="349728993" table:style-name="ce14">
            <text:p>349.728.993<text:s/></text:p>
          </table:table-cell>
          <table:table-cell office:value-type="float" office:value="261830122.53999999" table:style-name="ce14">
            <text:p>261.830.123<text:s/></text:p>
          </table:table-cell>
          <table:table-cell office:value-type="float" office:value="22752573.100000001" table:style-name="ce14">
            <text:p>22.752.573<text:s/></text:p>
          </table:table-cell>
          <table:table-cell office:value-type="float" office:value="3824943794.4200001" table:style-name="ce14">
            <text:p>3.824.943.794<text:s/></text:p>
          </table:table-cell>
          <table:table-cell office:value-type="float" office:value="11826915.390000001" table:style-name="ce14">
            <text:p>11.826.915<text:s/></text:p>
          </table:table-cell>
          <table:table-cell office:value-type="float" office:value="8166443068.1100006" table:style-name="ce15">
            <text:p>8.166.443.0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52426.28" table:style-name="ce14">
            <text:p>52.426<text:s/></text:p>
          </table:table-cell>
          <table:table-cell office:value-type="float" office:value="290612.32" table:style-name="ce14">
            <text:p>290.612<text:s/></text:p>
          </table:table-cell>
          <table:table-cell office:value-type="float" office:value="1349.43" table:style-name="ce14">
            <text:p>1.349<text:s/></text:p>
          </table:table-cell>
          <table:table-cell office:value-type="float" office:value="394457.72" table:style-name="ce14">
            <text:p>394.458<text:s/></text:p>
          </table:table-cell>
          <table:table-cell office:value-type="float" office:value="14116103.32" table:style-name="ce14">
            <text:p>14.116.103<text:s/></text:p>
          </table:table-cell>
          <table:table-cell office:value-type="float" office:value="59740766.380000003" table:style-name="ce14">
            <text:p>59.740.766<text:s/></text:p>
          </table:table-cell>
          <table:table-cell office:value-type="float" office:value="3386947.29" table:style-name="ce14">
            <text:p>3.386.947<text:s/></text:p>
          </table:table-cell>
          <table:table-cell office:value-type="float" office:value="730284.36" table:style-name="ce14">
            <text:p>730.284<text:s/></text:p>
          </table:table-cell>
          <table:table-cell office:value-type="float" office:value="46.09" table:style-name="ce14">
            <text:p>46<text:s/></text:p>
          </table:table-cell>
          <table:table-cell office:value-type="float" office:value="8552670.5199999996" table:style-name="ce14">
            <text:p>8.552.671<text:s/></text:p>
          </table:table-cell>
          <table:table-cell office:value-type="float" office:value="88112.74" table:style-name="ce14">
            <text:p>88.113<text:s/></text:p>
          </table:table-cell>
          <table:table-cell office:value-type="float" office:value="206801.74" table:style-name="ce14">
            <text:p>206.802<text:s/></text:p>
          </table:table-cell>
          <table:table-cell office:value-type="float" office:value="19519291.609999999" table:style-name="ce14">
            <text:p>19.519.292<text:s/></text:p>
          </table:table-cell>
          <table:table-cell office:value-type="float" office:value="904.13" table:style-name="ce14">
            <text:p>904<text:s/></text:p>
          </table:table-cell>
          <table:table-cell office:value-type="float" office:value="8466928.2100000009" table:style-name="ce14">
            <text:p>8.466.928<text:s/></text:p>
          </table:table-cell>
          <table:table-cell office:value-type="float" office:value="4576.87" table:style-name="ce14">
            <text:p>4.577<text:s/></text:p>
          </table:table-cell>
          <table:table-cell office:value-type="float" office:value="33717134.210000001" table:style-name="ce14">
            <text:p>33.717.134<text:s/></text:p>
          </table:table-cell>
          <table:table-cell office:value-type="float" office:value="229415794.81999999" table:style-name="ce14">
            <text:p>229.415.795<text:s/></text:p>
          </table:table-cell>
          <table:table-cell office:value-type="float" office:value="73785.25" table:style-name="ce14">
            <text:p>73.785<text:s/></text:p>
          </table:table-cell>
          <table:table-cell office:value-type="float" office:value="1689.18" table:style-name="ce14">
            <text:p>1.68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818014.490000002" table:style-name="ce14">
            <text:p>38.818.014<text:s/></text:p>
          </table:table-cell>
          <table:table-cell office:value-type="float" office:value="1286945.19" table:style-name="ce14">
            <text:p>1.286.945<text:s/></text:p>
          </table:table-cell>
          <table:table-cell office:value-type="float" office:value="5700580.9400000004" table:style-name="ce14">
            <text:p>5.700.581<text:s/></text:p>
          </table:table-cell>
          <table:table-cell office:value-type="float" office:value="1004172472.87" table:style-name="ce14">
            <text:p>1.004.172.473<text:s/></text:p>
          </table:table-cell>
          <table:table-cell office:value-type="float" office:value="4373.16" table:style-name="ce14">
            <text:p>4.373<text:s/></text:p>
          </table:table-cell>
          <table:table-cell office:value-type="float" office:value="1428743069.1200001" table:style-name="ce15">
            <text:p>1.428.743.0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1153790.369999999" table:style-name="ce14">
            <text:p>11.153.790<text:s/></text:p>
          </table:table-cell>
          <table:table-cell office:value-type="float" office:value="15679144.74" table:style-name="ce14">
            <text:p>15.679.145<text:s/></text:p>
          </table:table-cell>
          <table:table-cell office:value-type="float" office:value="130061365.31" table:style-name="ce14">
            <text:p>130.061.365<text:s/></text:p>
          </table:table-cell>
          <table:table-cell office:value-type="float" office:value="3462993.1999999997" table:style-name="ce14">
            <text:p>3.462.993<text:s/></text:p>
          </table:table-cell>
          <table:table-cell office:value-type="float" office:value="109631890.51000001" table:style-name="ce14">
            <text:p>109.631.891<text:s/></text:p>
          </table:table-cell>
          <table:table-cell office:value-type="float" office:value="98948987.300000012" table:style-name="ce14">
            <text:p>98.948.987<text:s/></text:p>
          </table:table-cell>
          <table:table-cell office:value-type="float" office:value="252537063.54000002" table:style-name="ce14">
            <text:p>252.537.064<text:s/></text:p>
          </table:table-cell>
          <table:table-cell office:value-type="float" office:value="92050989.810000002" table:style-name="ce14">
            <text:p>92.050.990<text:s/></text:p>
          </table:table-cell>
          <table:table-cell office:value-type="float" office:value="102197356.76000001" table:style-name="ce14">
            <text:p>102.197.357<text:s/></text:p>
          </table:table-cell>
          <table:table-cell office:value-type="float" office:value="25340099.069999997" table:style-name="ce14">
            <text:p>25.340.099<text:s/></text:p>
          </table:table-cell>
          <table:table-cell office:value-type="float" office:value="359457660.35000002" table:style-name="ce14">
            <text:p>359.457.660<text:s/></text:p>
          </table:table-cell>
          <table:table-cell office:value-type="float" office:value="46150503.979999997" table:style-name="ce14">
            <text:p>46.150.504<text:s/></text:p>
          </table:table-cell>
          <table:table-cell office:value-type="float" office:value="52379915.290000007" table:style-name="ce14">
            <text:p>52.379.915<text:s/></text:p>
          </table:table-cell>
          <table:table-cell office:value-type="float" office:value="38712850.159999996" table:style-name="ce14">
            <text:p>38.712.850<text:s/></text:p>
          </table:table-cell>
          <table:table-cell office:value-type="float" office:value="25629860.859999999" table:style-name="ce14">
            <text:p>25.629.861<text:s/></text:p>
          </table:table-cell>
          <table:table-cell office:value-type="float" office:value="90806435.909999996" table:style-name="ce14">
            <text:p>90.806.436<text:s/></text:p>
          </table:table-cell>
          <table:table-cell office:value-type="float" office:value="23047301.329999998" table:style-name="ce14">
            <text:p>23.047.301<text:s/></text:p>
          </table:table-cell>
          <table:table-cell office:value-type="float" office:value="293095105.32999992" table:style-name="ce14">
            <text:p>293.095.105<text:s/></text:p>
          </table:table-cell>
          <table:table-cell office:value-type="float" office:value="1508526341.8" table:style-name="ce14">
            <text:p>1.508.526.342<text:s/></text:p>
          </table:table-cell>
          <table:table-cell office:value-type="float" office:value="21287370.739999998" table:style-name="ce14">
            <text:p>21.287.371<text:s/></text:p>
          </table:table-cell>
          <table:table-cell office:value-type="float" office:value="11766494.619999999" table:style-name="ce14">
            <text:p>11.766.495<text:s/></text:p>
          </table:table-cell>
          <table:table-cell office:value-type="float" office:value="4676466.21" table:style-name="ce14">
            <text:p>4.676.466<text:s/></text:p>
          </table:table-cell>
          <table:table-cell office:value-type="float" office:value="310910978.50999999" table:style-name="ce14">
            <text:p>310.910.979<text:s/></text:p>
          </table:table-cell>
          <table:table-cell office:value-type="float" office:value="260543177.34999999" table:style-name="ce14">
            <text:p>260.543.177<text:s/></text:p>
          </table:table-cell>
          <table:table-cell office:value-type="float" office:value="17051992.16" table:style-name="ce14">
            <text:p>17.051.992<text:s/></text:p>
          </table:table-cell>
          <table:table-cell office:value-type="float" office:value="2820771321.5500002" table:style-name="ce14">
            <text:p>2.820.771.322<text:s/></text:p>
          </table:table-cell>
          <table:table-cell office:value-type="float" office:value="11822542.229999999" table:style-name="ce14">
            <text:p>11.822.542<text:s/></text:p>
          </table:table-cell>
          <table:table-cell office:value-type="float" office:value="6737699998.9899998" table:style-name="ce15">
            <text:p>6.737.699.9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102265.4000000004" table:style-name="ce14">
            <text:p>7.102.265<text:s/></text:p>
          </table:table-cell>
          <table:table-cell office:value-type="float" office:value="26721045.469999999" table:style-name="ce14">
            <text:p>26.721.045<text:s/></text:p>
          </table:table-cell>
          <table:table-cell office:value-type="float" office:value="79104690.939999998" table:style-name="ce14">
            <text:p>79.104.691<text:s/></text:p>
          </table:table-cell>
          <table:table-cell office:value-type="float" office:value="4201388.68" table:style-name="ce14">
            <text:p>4.201.389<text:s/></text:p>
          </table:table-cell>
          <table:table-cell office:value-type="float" office:value="150077442.87" table:style-name="ce14">
            <text:p>150.077.443<text:s/></text:p>
          </table:table-cell>
          <table:table-cell office:value-type="float" office:value="140294514.74000001" table:style-name="ce14">
            <text:p>140.294.515<text:s/></text:p>
          </table:table-cell>
          <table:table-cell office:value-type="float" office:value="2922485338.6999998" table:style-name="ce14">
            <text:p>2.922.485.339<text:s/></text:p>
          </table:table-cell>
          <table:table-cell office:value-type="float" office:value="95590635.159999996" table:style-name="ce14">
            <text:p>95.590.635<text:s/></text:p>
          </table:table-cell>
          <table:table-cell office:value-type="float" office:value="102229218.56999999" table:style-name="ce14">
            <text:p>102.229.219<text:s/></text:p>
          </table:table-cell>
          <table:table-cell office:value-type="float" office:value="31110076.539999999" table:style-name="ce14">
            <text:p>31.110.077<text:s/></text:p>
          </table:table-cell>
          <table:table-cell office:value-type="float" office:value="483783347.50999999" table:style-name="ce14">
            <text:p>483.783.348<text:s/></text:p>
          </table:table-cell>
          <table:table-cell office:value-type="float" office:value="43824682.520000003" table:style-name="ce14">
            <text:p>43.824.683<text:s/></text:p>
          </table:table-cell>
          <table:table-cell office:value-type="float" office:value="59183907.289999999" table:style-name="ce14">
            <text:p>59.183.907<text:s/></text:p>
          </table:table-cell>
          <table:table-cell office:value-type="float" office:value="69564173.010000005" table:style-name="ce14">
            <text:p>69.564.173<text:s/></text:p>
          </table:table-cell>
          <table:table-cell office:value-type="float" office:value="51836947.340000004" table:style-name="ce14">
            <text:p>51.836.947<text:s/></text:p>
          </table:table-cell>
          <table:table-cell office:value-type="float" office:value="139185468.50999999" table:style-name="ce14">
            <text:p>139.185.469<text:s/></text:p>
          </table:table-cell>
          <table:table-cell office:value-type="float" office:value="24237477.059999999" table:style-name="ce14">
            <text:p>24.237.477<text:s/></text:p>
          </table:table-cell>
          <table:table-cell office:value-type="float" office:value="311346685.67000002" table:style-name="ce14">
            <text:p>311.346.686<text:s/></text:p>
          </table:table-cell>
          <table:table-cell office:value-type="float" office:value="2023128282.8299999" table:style-name="ce14">
            <text:p>2.023.128.283<text:s/></text:p>
          </table:table-cell>
          <table:table-cell office:value-type="float" office:value="41591482.350000001" table:style-name="ce14">
            <text:p>41.591.482<text:s/></text:p>
          </table:table-cell>
          <table:table-cell office:value-type="float" office:value="17886816.219999999" table:style-name="ce14">
            <text:p>17.886.816<text:s/></text:p>
          </table:table-cell>
          <table:table-cell office:value-type="float" office:value="6322223.9299999997" table:style-name="ce14">
            <text:p>6.322.224<text:s/></text:p>
          </table:table-cell>
          <table:table-cell office:value-type="float" office:value="458535536.42000002" table:style-name="ce14">
            <text:p>458.535.536<text:s/></text:p>
          </table:table-cell>
          <table:table-cell office:value-type="float" office:value="215616930.91" table:style-name="ce14">
            <text:p>215.616.931<text:s/></text:p>
          </table:table-cell>
          <table:table-cell office:value-type="float" office:value="28509530.129999999" table:style-name="ce14">
            <text:p>28.509.530<text:s/></text:p>
          </table:table-cell>
          <table:table-cell office:value-type="float" office:value="6108622684.8299999" table:style-name="ce14">
            <text:p>6.108.622.685<text:s/></text:p>
          </table:table-cell>
          <table:table-cell office:value-type="float" office:value="9860435.9900000002" table:style-name="ce14">
            <text:p>9.860.436<text:s/></text:p>
          </table:table-cell>
          <table:table-cell office:value-type="float" office:value="13651953229.590002" table:style-name="ce15">
            <text:p>13.651.953.2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407110.4299999997" table:style-name="ce14">
            <text:p>6.407.110<text:s/></text:p>
          </table:table-cell>
          <table:table-cell office:value-type="float" office:value="23787296.620000001" table:style-name="ce14">
            <text:p>23.787.297<text:s/></text:p>
          </table:table-cell>
          <table:table-cell office:value-type="float" office:value="65184551.450000003" table:style-name="ce14">
            <text:p>65.184.551<text:s/></text:p>
          </table:table-cell>
          <table:table-cell office:value-type="float" office:value="4006627.44" table:style-name="ce14">
            <text:p>4.006.627<text:s/></text:p>
          </table:table-cell>
          <table:table-cell office:value-type="float" office:value="116392546.59" table:style-name="ce14">
            <text:p>116.392.547<text:s/></text:p>
          </table:table-cell>
          <table:table-cell office:value-type="float" office:value="110440446.56" table:style-name="ce14">
            <text:p>110.440.447<text:s/></text:p>
          </table:table-cell>
          <table:table-cell office:value-type="float" office:value="2358791200.0599999" table:style-name="ce14">
            <text:p>2.358.791.200<text:s/></text:p>
          </table:table-cell>
          <table:table-cell office:value-type="float" office:value="68217043.269999996" table:style-name="ce14">
            <text:p>68.217.043<text:s/></text:p>
          </table:table-cell>
          <table:table-cell office:value-type="float" office:value="86068047.560000002" table:style-name="ce14">
            <text:p>86.068.048<text:s/></text:p>
          </table:table-cell>
          <table:table-cell office:value-type="float" office:value="27299045.129999999" table:style-name="ce14">
            <text:p>27.299.045<text:s/></text:p>
          </table:table-cell>
          <table:table-cell office:value-type="float" office:value="350294094.30000001" table:style-name="ce14">
            <text:p>350.294.094<text:s/></text:p>
          </table:table-cell>
          <table:table-cell office:value-type="float" office:value="32613866.16" table:style-name="ce14">
            <text:p>32.613.866<text:s/></text:p>
          </table:table-cell>
          <table:table-cell office:value-type="float" office:value="48058038.049999997" table:style-name="ce14">
            <text:p>48.058.038<text:s/></text:p>
          </table:table-cell>
          <table:table-cell office:value-type="float" office:value="58401015.520000003" table:style-name="ce14">
            <text:p>58.401.016<text:s/></text:p>
          </table:table-cell>
          <table:table-cell office:value-type="float" office:value="48146410.93" table:style-name="ce14">
            <text:p>48.146.411<text:s/></text:p>
          </table:table-cell>
          <table:table-cell office:value-type="float" office:value="110330161.7" table:style-name="ce14">
            <text:p>110.330.162<text:s/></text:p>
          </table:table-cell>
          <table:table-cell office:value-type="float" office:value="22090111.300000001" table:style-name="ce14">
            <text:p>22.090.111<text:s/></text:p>
          </table:table-cell>
          <table:table-cell office:value-type="float" office:value="226428538.34" table:style-name="ce14">
            <text:p>226.428.538<text:s/></text:p>
          </table:table-cell>
          <table:table-cell office:value-type="float" office:value="1036510654.62" table:style-name="ce14">
            <text:p>1.036.510.655<text:s/></text:p>
          </table:table-cell>
          <table:table-cell office:value-type="float" office:value="36270961.520000003" table:style-name="ce14">
            <text:p>36.270.962<text:s/></text:p>
          </table:table-cell>
          <table:table-cell office:value-type="float" office:value="15273218.9" table:style-name="ce14">
            <text:p>15.273.219<text:s/></text:p>
          </table:table-cell>
          <table:table-cell office:value-type="float" office:value="6048021.9900000002" table:style-name="ce14">
            <text:p>6.048.022<text:s/></text:p>
          </table:table-cell>
          <table:table-cell office:value-type="float" office:value="332279574.5" table:style-name="ce14">
            <text:p>332.279.575<text:s/></text:p>
          </table:table-cell>
          <table:table-cell office:value-type="float" office:value="155633956.58000001" table:style-name="ce14">
            <text:p>155.633.957<text:s/></text:p>
          </table:table-cell>
          <table:table-cell office:value-type="float" office:value="24531815.629999999" table:style-name="ce14">
            <text:p>24.531.816<text:s/></text:p>
          </table:table-cell>
          <table:table-cell office:value-type="float" office:value="2591005118.6500001" table:style-name="ce14">
            <text:p>2.591.005.119<text:s/></text:p>
          </table:table-cell>
          <table:table-cell office:value-type="float" office:value="8742523.2100000009" table:style-name="ce14">
            <text:p>8.742.523<text:s/></text:p>
          </table:table-cell>
          <table:table-cell office:value-type="float" office:value="7969251997.0100012" table:style-name="ce15">
            <text:p>7.969.251.9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04533.85" table:style-name="ce14">
            <text:p>204.534<text:s/></text:p>
          </table:table-cell>
          <table:table-cell office:value-type="float" office:value="1467122.17" table:style-name="ce14">
            <text:p>1.467.122<text:s/></text:p>
          </table:table-cell>
          <table:table-cell office:value-type="float" office:value="2241725.65" table:style-name="ce14">
            <text:p>2.241.726<text:s/></text:p>
          </table:table-cell>
          <table:table-cell office:value-type="float" office:value="107516.51" table:style-name="ce14">
            <text:p>107.517<text:s/></text:p>
          </table:table-cell>
          <table:table-cell office:value-type="float" office:value="15473669.65" table:style-name="ce14">
            <text:p>15.473.670<text:s/></text:p>
          </table:table-cell>
          <table:table-cell office:value-type="float" office:value="13950741.300000001" table:style-name="ce14">
            <text:p>13.950.741<text:s/></text:p>
          </table:table-cell>
          <table:table-cell office:value-type="float" office:value="408361642.10000002" table:style-name="ce14">
            <text:p>408.361.642<text:s/></text:p>
          </table:table-cell>
          <table:table-cell office:value-type="float" office:value="11560654.619999999" table:style-name="ce14">
            <text:p>11.560.655<text:s/></text:p>
          </table:table-cell>
          <table:table-cell office:value-type="float" office:value="8305507.1200000001" table:style-name="ce14">
            <text:p>8.305.507<text:s/></text:p>
          </table:table-cell>
          <table:table-cell office:value-type="float" office:value="1436382.12" table:style-name="ce14">
            <text:p>1.436.382<text:s/></text:p>
          </table:table-cell>
          <table:table-cell office:value-type="float" office:value="74964280.489999995" table:style-name="ce14">
            <text:p>74.964.280<text:s/></text:p>
          </table:table-cell>
          <table:table-cell office:value-type="float" office:value="4946965.09" table:style-name="ce14">
            <text:p>4.946.965<text:s/></text:p>
          </table:table-cell>
          <table:table-cell office:value-type="float" office:value="7127247.8399999999" table:style-name="ce14">
            <text:p>7.127.248<text:s/></text:p>
          </table:table-cell>
          <table:table-cell office:value-type="float" office:value="5482210.4900000002" table:style-name="ce14">
            <text:p>5.482.210<text:s/></text:p>
          </table:table-cell>
          <table:table-cell office:value-type="float" office:value="1541961.75" table:style-name="ce14">
            <text:p>1.541.962<text:s/></text:p>
          </table:table-cell>
          <table:table-cell office:value-type="float" office:value="10449500.109999999" table:style-name="ce14">
            <text:p>10.449.500<text:s/></text:p>
          </table:table-cell>
          <table:table-cell office:value-type="float" office:value="644738.75" table:style-name="ce14">
            <text:p>644.739<text:s/></text:p>
          </table:table-cell>
          <table:table-cell office:value-type="float" office:value="44816450.57" table:style-name="ce14">
            <text:p>44.816.451<text:s/></text:p>
          </table:table-cell>
          <table:table-cell office:value-type="float" office:value="609246102.72000003" table:style-name="ce14">
            <text:p>609.246.103<text:s/></text:p>
          </table:table-cell>
          <table:table-cell office:value-type="float" office:value="2792000.67" table:style-name="ce14">
            <text:p>2.792.001<text:s/></text:p>
          </table:table-cell>
          <table:table-cell office:value-type="float" office:value="1918638.93" table:style-name="ce14">
            <text:p>1.918.639<text:s/></text:p>
          </table:table-cell>
          <table:table-cell office:value-type="float" office:value="158464.99" table:style-name="ce14">
            <text:p>158.465<text:s/></text:p>
          </table:table-cell>
          <table:table-cell office:value-type="float" office:value="76196955.299999997" table:style-name="ce14">
            <text:p>76.196.955<text:s/></text:p>
          </table:table-cell>
          <table:table-cell office:value-type="float" office:value="39152670.299999997" table:style-name="ce14">
            <text:p>39.152.670<text:s/></text:p>
          </table:table-cell>
          <table:table-cell office:value-type="float" office:value="1749458.9" table:style-name="ce14">
            <text:p>1.749.459<text:s/></text:p>
          </table:table-cell>
          <table:table-cell office:value-type="float" office:value="2141836284.9100001" table:style-name="ce14">
            <text:p>2.141.836.285<text:s/></text:p>
          </table:table-cell>
          <table:table-cell office:value-type="float" office:value="530639.4" table:style-name="ce14">
            <text:p>530.639<text:s/></text:p>
          </table:table-cell>
          <table:table-cell office:value-type="float" office:value="3486664066.3000007" table:style-name="ce15">
            <text:p>3.486.664.0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27.88" table:style-name="ce14">
            <text:p>328<text:s/></text:p>
          </table:table-cell>
          <table:table-cell office:value-type="float" office:value="150991.70000000001" table:style-name="ce14">
            <text:p>150.992<text:s/></text:p>
          </table:table-cell>
          <table:table-cell office:value-type="float" office:value="7842620.9800000004" table:style-name="ce14">
            <text:p>7.842.621<text:s/></text:p>
          </table:table-cell>
          <table:table-cell office:value-type="float" office:value="10913.91" table:style-name="ce14">
            <text:p>10.914<text:s/></text:p>
          </table:table-cell>
          <table:table-cell office:value-type="float" office:value="8837542.5299999993" table:style-name="ce14">
            <text:p>8.837.543<text:s/></text:p>
          </table:table-cell>
          <table:table-cell office:value-type="float" office:value="6983766.1200000001" table:style-name="ce14">
            <text:p>6.983.766<text:s/></text:p>
          </table:table-cell>
          <table:table-cell office:value-type="float" office:value="28045408.030000001" table:style-name="ce14">
            <text:p>28.045.408<text:s/></text:p>
          </table:table-cell>
          <table:table-cell office:value-type="float" office:value="10135929.460000001" table:style-name="ce14">
            <text:p>10.135.929<text:s/></text:p>
          </table:table-cell>
          <table:table-cell office:value-type="float" office:value="2362219.5699999998" table:style-name="ce14">
            <text:p>2.362.220<text:s/></text:p>
          </table:table-cell>
          <table:table-cell office:value-type="float" office:value="225991.81" table:style-name="ce14">
            <text:p>225.992<text:s/></text:p>
          </table:table-cell>
          <table:table-cell office:value-type="float" office:value="26594749.460000001" table:style-name="ce14">
            <text:p>26.594.749<text:s/></text:p>
          </table:table-cell>
          <table:table-cell office:value-type="float" office:value="3995815.63" table:style-name="ce14">
            <text:p>3.995.816<text:s/></text:p>
          </table:table-cell>
          <table:table-cell office:value-type="float" office:value="1175288.98" table:style-name="ce14">
            <text:p>1.175.289<text:s/></text:p>
          </table:table-cell>
          <table:table-cell office:value-type="float" office:value="2521489.9500000002" table:style-name="ce14">
            <text:p>2.521.490<text:s/></text:p>
          </table:table-cell>
          <table:table-cell office:value-type="float" office:value="138336.92000000001" table:style-name="ce14">
            <text:p>138.337<text:s/></text:p>
          </table:table-cell>
          <table:table-cell office:value-type="float" office:value="8127148.9199999999" table:style-name="ce14">
            <text:p>8.127.149<text:s/></text:p>
          </table:table-cell>
          <table:table-cell office:value-type="float" office:value="122345.16" table:style-name="ce14">
            <text:p>122.345<text:s/></text:p>
          </table:table-cell>
          <table:table-cell office:value-type="float" office:value="20723119.52" table:style-name="ce14">
            <text:p>20.723.120<text:s/></text:p>
          </table:table-cell>
          <table:table-cell office:value-type="float" office:value="293574121.97000003" table:style-name="ce14">
            <text:p>293.574.122<text:s/></text:p>
          </table:table-cell>
          <table:table-cell office:value-type="float" office:value="782538.71" table:style-name="ce14">
            <text:p>782.539<text:s/></text:p>
          </table:table-cell>
          <table:table-cell office:value-type="float" office:value="61260.57" table:style-name="ce14">
            <text:p>61.261<text:s/></text:p>
          </table:table-cell>
          <table:table-cell office:value-type="float" office:value="6115.66" table:style-name="ce14">
            <text:p>6.116<text:s/></text:p>
          </table:table-cell>
          <table:table-cell office:value-type="float" office:value="14380186.109999999" table:style-name="ce14">
            <text:p>14.380.186<text:s/></text:p>
          </table:table-cell>
          <table:table-cell office:value-type="float" office:value="7737879.7999999998" table:style-name="ce14">
            <text:p>7.737.880<text:s/></text:p>
          </table:table-cell>
          <table:table-cell office:value-type="float" office:value="630777.98" table:style-name="ce14">
            <text:p>630.778<text:s/></text:p>
          </table:table-cell>
          <table:table-cell office:value-type="float" office:value="970830853.25999999" table:style-name="ce14">
            <text:p>970.830.853<text:s/></text:p>
          </table:table-cell>
          <table:table-cell office:value-type="float" office:value="19331.95" table:style-name="ce14">
            <text:p>19.332<text:s/></text:p>
          </table:table-cell>
          <table:table-cell office:value-type="float" office:value="1416017072.5400002" table:style-name="ce15">
            <text:p>1.416.017.0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490293.24" table:style-name="ce14">
            <text:p>490.293<text:s/></text:p>
          </table:table-cell>
          <table:table-cell office:value-type="float" office:value="1315634.98" table:style-name="ce14">
            <text:p>1.315.635<text:s/></text:p>
          </table:table-cell>
          <table:table-cell office:value-type="float" office:value="3835792.8600000003" table:style-name="ce14">
            <text:p>3.835.793<text:s/></text:p>
          </table:table-cell>
          <table:table-cell office:value-type="float" office:value="76330.820000000007" table:style-name="ce14">
            <text:p>76.331<text:s/></text:p>
          </table:table-cell>
          <table:table-cell office:value-type="float" office:value="9373684.0999999996" table:style-name="ce14">
            <text:p>9.373.684<text:s/></text:p>
          </table:table-cell>
          <table:table-cell office:value-type="float" office:value="8919560.7599999998" table:style-name="ce14">
            <text:p>8.919.561<text:s/></text:p>
          </table:table-cell>
          <table:table-cell office:value-type="float" office:value="127287088.51000001" table:style-name="ce14">
            <text:p>127.287.089<text:s/></text:p>
          </table:table-cell>
          <table:table-cell office:value-type="float" office:value="5677007.8100000005" table:style-name="ce14">
            <text:p>5.677.008<text:s/></text:p>
          </table:table-cell>
          <table:table-cell office:value-type="float" office:value="5493444.3200000003" table:style-name="ce14">
            <text:p>5.493.444<text:s/></text:p>
          </table:table-cell>
          <table:table-cell office:value-type="float" office:value="2148657.48" table:style-name="ce14">
            <text:p>2.148.657<text:s/></text:p>
          </table:table-cell>
          <table:table-cell office:value-type="float" office:value="31930223.259999998" table:style-name="ce14">
            <text:p>31.930.223<text:s/></text:p>
          </table:table-cell>
          <table:table-cell office:value-type="float" office:value="2268035.64" table:style-name="ce14">
            <text:p>2.268.036<text:s/></text:p>
          </table:table-cell>
          <table:table-cell office:value-type="float" office:value="2823332.42" table:style-name="ce14">
            <text:p>2.823.332<text:s/></text:p>
          </table:table-cell>
          <table:table-cell office:value-type="float" office:value="3159457.05" table:style-name="ce14">
            <text:p>3.159.457<text:s/></text:p>
          </table:table-cell>
          <table:table-cell office:value-type="float" office:value="2010237.7399999998" table:style-name="ce14">
            <text:p>2.010.238<text:s/></text:p>
          </table:table-cell>
          <table:table-cell office:value-type="float" office:value="10278657.780000001" table:style-name="ce14">
            <text:p>10.278.658<text:s/></text:p>
          </table:table-cell>
          <table:table-cell office:value-type="float" office:value="1380281.8499999999" table:style-name="ce14">
            <text:p>1.380.282<text:s/></text:p>
          </table:table-cell>
          <table:table-cell office:value-type="float" office:value="19378577.240000002" table:style-name="ce14">
            <text:p>19.378.577<text:s/></text:p>
          </table:table-cell>
          <table:table-cell office:value-type="float" office:value="83797403.519999996" table:style-name="ce14">
            <text:p>83.797.404<text:s/></text:p>
          </table:table-cell>
          <table:table-cell office:value-type="float" office:value="1745981.45" table:style-name="ce14">
            <text:p>1.745.981<text:s/></text:p>
          </table:table-cell>
          <table:table-cell office:value-type="float" office:value="633697.81999999995" table:style-name="ce14">
            <text:p>633.698<text:s/></text:p>
          </table:table-cell>
          <table:table-cell office:value-type="float" office:value="109621.29" table:style-name="ce14">
            <text:p>109.621<text:s/></text:p>
          </table:table-cell>
          <table:table-cell office:value-type="float" office:value="35678820.509999998" table:style-name="ce14">
            <text:p>35.678.821<text:s/></text:p>
          </table:table-cell>
          <table:table-cell office:value-type="float" office:value="13092424.23" table:style-name="ce14">
            <text:p>13.092.424<text:s/></text:p>
          </table:table-cell>
          <table:table-cell office:value-type="float" office:value="1597477.62" table:style-name="ce14">
            <text:p>1.597.478<text:s/></text:p>
          </table:table-cell>
          <table:table-cell office:value-type="float" office:value="404950428.00999999" table:style-name="ce14">
            <text:p>404.950.428<text:s/></text:p>
          </table:table-cell>
          <table:table-cell office:value-type="float" office:value="567941.42999999993" table:style-name="ce14">
            <text:p>567.941<text:s/></text:p>
          </table:table-cell>
          <table:table-cell office:value-type="float" office:value="780020093.73999989" table:style-name="ce15">
            <text:p>780.020.0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3030.33" table:style-name="ce14">
            <text:p>83.030<text:s/></text:p>
          </table:table-cell>
          <table:table-cell office:value-type="float" office:value="269244.5" table:style-name="ce14">
            <text:p>269.245<text:s/></text:p>
          </table:table-cell>
          <table:table-cell office:value-type="float" office:value="1400170.25" table:style-name="ce14">
            <text:p>1.400.170<text:s/></text:p>
          </table:table-cell>
          <table:table-cell office:value-type="float" office:value="50422.81" table:style-name="ce14">
            <text:p>50.423<text:s/></text:p>
          </table:table-cell>
          <table:table-cell office:value-type="float" office:value="3619654.22" table:style-name="ce14">
            <text:p>3.619.654<text:s/></text:p>
          </table:table-cell>
          <table:table-cell office:value-type="float" office:value="4023264.64" table:style-name="ce14">
            <text:p>4.023.265<text:s/></text:p>
          </table:table-cell>
          <table:table-cell office:value-type="float" office:value="463470975.63" table:style-name="ce14">
            <text:p>463.470.976<text:s/></text:p>
          </table:table-cell>
          <table:table-cell office:value-type="float" office:value="9418582.9299999997" table:style-name="ce14">
            <text:p>9.418.583<text:s/></text:p>
          </table:table-cell>
          <table:table-cell office:value-type="float" office:value="3292754.1" table:style-name="ce14">
            <text:p>3.292.754<text:s/></text:p>
          </table:table-cell>
          <table:table-cell office:value-type="float" office:value="319641.49" table:style-name="ce14">
            <text:p>319.641<text:s/></text:p>
          </table:table-cell>
          <table:table-cell office:value-type="float" office:value="66267289.649999999" table:style-name="ce14">
            <text:p>66.267.290<text:s/></text:p>
          </table:table-cell>
          <table:table-cell office:value-type="float" office:value="1464823.46" table:style-name="ce14">
            <text:p>1.464.823<text:s/></text:p>
          </table:table-cell>
          <table:table-cell office:value-type="float" office:value="4303491.37" table:style-name="ce14">
            <text:p>4.303.491<text:s/></text:p>
          </table:table-cell>
          <table:table-cell office:value-type="float" office:value="9437336.7599999998" table:style-name="ce14">
            <text:p>9.437.337<text:s/></text:p>
          </table:table-cell>
          <table:table-cell office:value-type="float" office:value="561279.96" table:style-name="ce14">
            <text:p>561.280<text:s/></text:p>
          </table:table-cell>
          <table:table-cell office:value-type="float" office:value="9675236.4499999993" table:style-name="ce14">
            <text:p>9.675.236<text:s/></text:p>
          </table:table-cell>
          <table:table-cell office:value-type="float" office:value="84174.13" table:style-name="ce14">
            <text:p>84.174<text:s/></text:p>
          </table:table-cell>
          <table:table-cell office:value-type="float" office:value="32219296.02" table:style-name="ce14">
            <text:p>32.219.296<text:s/></text:p>
          </table:table-cell>
          <table:table-cell office:value-type="float" office:value="138859029.15000001" table:style-name="ce14">
            <text:p>138.859.029<text:s/></text:p>
          </table:table-cell>
          <table:table-cell office:value-type="float" office:value="1119643.3799999999" table:style-name="ce14">
            <text:p>1.119.643<text:s/></text:p>
          </table:table-cell>
          <table:table-cell office:value-type="float" office:value="3241585.93" table:style-name="ce14">
            <text:p>3.241.586<text:s/></text:p>
          </table:table-cell>
          <table:table-cell office:value-type="float" office:value="14741.54" table:style-name="ce14">
            <text:p>14.742<text:s/></text:p>
          </table:table-cell>
          <table:table-cell office:value-type="float" office:value="65029475.299999997" table:style-name="ce14">
            <text:p>65.029.475<text:s/></text:p>
          </table:table-cell>
          <table:table-cell office:value-type="float" office:value="10370003.029999999" table:style-name="ce14">
            <text:p>10.370.003<text:s/></text:p>
          </table:table-cell>
          <table:table-cell office:value-type="float" office:value="2489864.5299999998" table:style-name="ce14">
            <text:p>2.489.865<text:s/></text:p>
          </table:table-cell>
          <table:table-cell office:value-type="float" office:value="1974982457.8" table:style-name="ce14">
            <text:p>1.974.982.458<text:s/></text:p>
          </table:table-cell>
          <table:table-cell office:value-type="float" office:value="78794.14" table:style-name="ce14">
            <text:p>78.794<text:s/></text:p>
          </table:table-cell>
          <table:table-cell office:value-type="float" office:value="2806146263.4999995" table:style-name="ce15">
            <text:p>2.806.146.2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5378.72" table:style-name="ce14">
            <text:p>15.379<text:s/></text:p>
          </table:table-cell>
          <table:table-cell office:value-type="float" office:value="105140.34" table:style-name="ce14">
            <text:p>105.140<text:s/></text:p>
          </table:table-cell>
          <table:table-cell office:value-type="float" office:value="32867.040000000001" table:style-name="ce14">
            <text:p>32.867<text:s/></text:p>
          </table:table-cell>
          <table:table-cell office:value-type="float" office:value="20297.009999999998" table:style-name="ce14">
            <text:p>20.297<text:s/></text:p>
          </table:table-cell>
          <table:table-cell office:value-type="float" office:value="394818.57" table:style-name="ce14">
            <text:p>394.819<text:s/></text:p>
          </table:table-cell>
          <table:table-cell office:value-type="float" office:value="142118.20000000001" table:style-name="ce14">
            <text:p>142.118<text:s/></text:p>
          </table:table-cell>
          <table:table-cell office:value-type="float" office:value="103205.16" table:style-name="ce14">
            <text:p>103.205<text:s/></text:p>
          </table:table-cell>
          <table:table-cell office:value-type="float" office:value="57619.15" table:style-name="ce14">
            <text:p>57.619<text:s/></text:p>
          </table:table-cell>
          <table:table-cell office:value-type="float" office:value="626642.43000000005" table:style-name="ce14">
            <text:p>626.642<text:s/></text:p>
          </table:table-cell>
          <table:table-cell office:value-type="float" office:value="100591.11" table:style-name="ce14">
            <text:p>100.591<text:s/></text:p>
          </table:table-cell>
          <table:table-cell office:value-type="float" office:value="1652305.34" table:style-name="ce14">
            <text:p>1.652.305<text:s/></text:p>
          </table:table-cell>
          <table:table-cell office:value-type="float" office:value="1536836.42" table:style-name="ce14">
            <text:p>1.536.836<text:s/></text:p>
          </table:table-cell>
          <table:table-cell office:value-type="float" office:value="1353256.88" table:style-name="ce14">
            <text:p>1.353.257<text:s/></text:p>
          </table:table-cell>
          <table:table-cell office:value-type="float" office:value="320855.65000000002" table:style-name="ce14">
            <text:p>320.856<text:s/></text:p>
          </table:table-cell>
          <table:table-cell office:value-type="float" office:value="40254.99" table:style-name="ce14">
            <text:p>40.255<text:s/></text:p>
          </table:table-cell>
          <table:table-cell office:value-type="float" office:value="107917.32" table:style-name="ce14">
            <text:p>107.917<text:s/></text:p>
          </table:table-cell>
          <table:table-cell office:value-type="float" office:value="483949.46" table:style-name="ce14">
            <text:p>483.949<text:s/></text:p>
          </table:table-cell>
          <table:table-cell office:value-type="float" office:value="750108.6" table:style-name="ce14">
            <text:p>750.109<text:s/></text:p>
          </table:table-cell>
          <table:table-cell office:value-type="float" office:value="1125591.1000000001" table:style-name="ce14">
            <text:p>1.125.591<text:s/></text:p>
          </table:table-cell>
          <table:table-cell office:value-type="float" office:value="44711.41" table:style-name="ce14">
            <text:p>44.711<text:s/></text:p>
          </table:table-cell>
          <table:table-cell office:value-type="float" office:value="81374.31" table:style-name="ce14">
            <text:p>81.374<text:s/></text:p>
          </table:table-cell>
          <table:table-cell office:value-type="float" office:value="31601.46" table:style-name="ce14">
            <text:p>31.601<text:s/></text:p>
          </table:table-cell>
          <table:table-cell office:value-type="float" office:value="748149.19" table:style-name="ce14">
            <text:p>748.149<text:s/></text:p>
          </table:table-cell>
          <table:table-cell office:value-type="float" office:value="206148.67" table:style-name="ce14">
            <text:p>206.149<text:s/></text:p>
          </table:table-cell>
          <table:table-cell office:value-type="float" office:value="22787.43" table:style-name="ce14">
            <text:p>22.787<text:s/></text:p>
          </table:table-cell>
          <table:table-cell office:value-type="float" office:value="1727818.15" table:style-name="ce14">
            <text:p>1.727.818<text:s/></text:p>
          </table:table-cell>
          <table:table-cell office:value-type="float" office:value="155069.12" table:style-name="ce14">
            <text:p>155.069<text:s/></text:p>
          </table:table-cell>
          <table:table-cell office:value-type="float" office:value="11987413.23" table:style-name="ce15">
            <text:p>11.987.4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697147.699999999" table:style-name="ce14">
            <text:p>12.697.148<text:s/></text:p>
          </table:table-cell>
          <table:table-cell office:value-type="float" office:value="42426235.950000003" table:style-name="ce14">
            <text:p>42.426.236<text:s/></text:p>
          </table:table-cell>
          <table:table-cell office:value-type="float" office:value="283255238.69999999" table:style-name="ce14">
            <text:p>283.255.239<text:s/></text:p>
          </table:table-cell>
          <table:table-cell office:value-type="float" office:value="6247735.9199999999" table:style-name="ce14">
            <text:p>6.247.736<text:s/></text:p>
          </table:table-cell>
          <table:table-cell office:value-type="float" office:value="363106766.42000002" table:style-name="ce14">
            <text:p>363.106.766<text:s/></text:p>
          </table:table-cell>
          <table:table-cell office:value-type="float" office:value="260591329.93000001" table:style-name="ce14">
            <text:p>260.591.330<text:s/></text:p>
          </table:table-cell>
          <table:table-cell office:value-type="float" office:value="908016883.6099999" table:style-name="ce14">
            <text:p>908.016.884<text:s/></text:p>
          </table:table-cell>
          <table:table-cell office:value-type="float" office:value="241562047.09999999" table:style-name="ce14">
            <text:p>241.562.047<text:s/></text:p>
          </table:table-cell>
          <table:table-cell office:value-type="float" office:value="221038291.09" table:style-name="ce14">
            <text:p>221.038.291<text:s/></text:p>
          </table:table-cell>
          <table:table-cell office:value-type="float" office:value="144695308.09999999" table:style-name="ce14">
            <text:p>144.695.308<text:s/></text:p>
          </table:table-cell>
          <table:table-cell office:value-type="float" office:value="749380431.89999998" table:style-name="ce14">
            <text:p>749.380.432<text:s/></text:p>
          </table:table-cell>
          <table:table-cell office:value-type="float" office:value="69528823.760000005" table:style-name="ce14">
            <text:p>69.528.824<text:s/></text:p>
          </table:table-cell>
          <table:table-cell office:value-type="float" office:value="99347896.930000007" table:style-name="ce14">
            <text:p>99.347.897<text:s/></text:p>
          </table:table-cell>
          <table:table-cell office:value-type="float" office:value="97115970.239999995" table:style-name="ce14">
            <text:p>97.115.970<text:s/></text:p>
          </table:table-cell>
          <table:table-cell office:value-type="float" office:value="66549530.350000001" table:style-name="ce14">
            <text:p>66.549.530<text:s/></text:p>
          </table:table-cell>
          <table:table-cell office:value-type="float" office:value="352274803.06999999" table:style-name="ce14">
            <text:p>352.274.803<text:s/></text:p>
          </table:table-cell>
          <table:table-cell office:value-type="float" office:value="57823334.670000002" table:style-name="ce14">
            <text:p>57.823.335<text:s/></text:p>
          </table:table-cell>
          <table:table-cell office:value-type="float" office:value="781243664.13" table:style-name="ce14">
            <text:p>781.243.664<text:s/></text:p>
          </table:table-cell>
          <table:table-cell office:value-type="float" office:value="2823879219.1700001" table:style-name="ce14">
            <text:p>2.823.879.219<text:s/></text:p>
          </table:table-cell>
          <table:table-cell office:value-type="float" office:value="62271997.810000002" table:style-name="ce14">
            <text:p>62.271.998<text:s/></text:p>
          </table:table-cell>
          <table:table-cell office:value-type="float" office:value="26323700.149999999" table:style-name="ce14">
            <text:p>26.323.700<text:s/></text:p>
          </table:table-cell>
          <table:table-cell office:value-type="float" office:value="7165642.0499999998" table:style-name="ce14">
            <text:p>7.165.642<text:s/></text:p>
          </table:table-cell>
          <table:table-cell office:value-type="float" office:value="744185498.19000006" table:style-name="ce14">
            <text:p>744.185.498<text:s/></text:p>
          </table:table-cell>
          <table:table-cell office:value-type="float" office:value="693531862.75" table:style-name="ce14">
            <text:p>693.531.863<text:s/></text:p>
          </table:table-cell>
          <table:table-cell office:value-type="float" office:value="36808772.399999999" table:style-name="ce14">
            <text:p>36.808.772<text:s/></text:p>
          </table:table-cell>
          <table:table-cell office:value-type="float" office:value="6717125896.2200003" table:style-name="ce14">
            <text:p>6.717.125.896<text:s/></text:p>
          </table:table-cell>
          <table:table-cell office:value-type="float" office:value="22806030.719999999" table:style-name="ce14">
            <text:p>22.806.031<text:s/></text:p>
          </table:table-cell>
          <table:table-cell office:value-type="float" office:value="15891000059.030001" table:style-name="ce15">
            <text:p>15.891.000.0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345.26" table:style-name="ce14">
            <text:p>4.345<text:s/></text:p>
          </table:table-cell>
          <table:table-cell office:value-type="float" office:value="99274.91" table:style-name="ce14">
            <text:p>99.275<text:s/></text:p>
          </table:table-cell>
          <table:table-cell office:value-type="float" office:value="153226.17000000001" table:style-name="ce14">
            <text:p>153.226<text:s/></text:p>
          </table:table-cell>
          <table:table-cell office:value-type="float" office:value="23492.99" table:style-name="ce14">
            <text:p>23.493<text:s/></text:p>
          </table:table-cell>
          <table:table-cell office:value-type="float" office:value="1423621.25" table:style-name="ce14">
            <text:p>1.423.621<text:s/></text:p>
          </table:table-cell>
          <table:table-cell office:value-type="float" office:value="19754235.010000002" table:style-name="ce14">
            <text:p>19.754.235<text:s/></text:p>
          </table:table-cell>
          <table:table-cell office:value-type="float" office:value="508268147.89999998" table:style-name="ce14">
            <text:p>508.268.148<text:s/></text:p>
          </table:table-cell>
          <table:table-cell office:value-type="float" office:value="5242679.79" table:style-name="ce14">
            <text:p>5.242.680<text:s/></text:p>
          </table:table-cell>
          <table:table-cell office:value-type="float" office:value="418558.06" table:style-name="ce14">
            <text:p>418.558<text:s/></text:p>
          </table:table-cell>
          <table:table-cell office:value-type="float" office:value="23746.68" table:style-name="ce14">
            <text:p>23.747<text:s/></text:p>
          </table:table-cell>
          <table:table-cell office:value-type="float" office:value="24455018.649999999" table:style-name="ce14">
            <text:p>24.455.019<text:s/></text:p>
          </table:table-cell>
          <table:table-cell office:value-type="float" office:value="138920.10999999999" table:style-name="ce14">
            <text:p>138.920<text:s/></text:p>
          </table:table-cell>
          <table:table-cell office:value-type="float" office:value="435532.33" table:style-name="ce14">
            <text:p>435.532<text:s/></text:p>
          </table:table-cell>
          <table:table-cell office:value-type="float" office:value="12275717.529999999" table:style-name="ce14">
            <text:p>12.275.718<text:s/></text:p>
          </table:table-cell>
          <table:table-cell office:value-type="float" office:value="28751.68" table:style-name="ce14">
            <text:p>28.752<text:s/></text:p>
          </table:table-cell>
          <table:table-cell office:value-type="float" office:value="9054093" table:style-name="ce14">
            <text:p>9.054.093<text:s/></text:p>
          </table:table-cell>
          <table:table-cell office:value-type="float" office:value="49208.46" table:style-name="ce14">
            <text:p>49.208<text:s/></text:p>
          </table:table-cell>
          <table:table-cell office:value-type="float" office:value="17159604.399999999" table:style-name="ce14">
            <text:p>17.159.604<text:s/></text:p>
          </table:table-cell>
          <table:table-cell office:value-type="float" office:value="124444205.26000001" table:style-name="ce14">
            <text:p>124.444.205<text:s/></text:p>
          </table:table-cell>
          <table:table-cell office:value-type="float" office:value="81692.679999999993" table:style-name="ce14">
            <text:p>81.693<text:s/></text:p>
          </table:table-cell>
          <table:table-cell office:value-type="float" office:value="63373.440000000002" table:style-name="ce14">
            <text:p>63.373<text:s/></text:p>
          </table:table-cell>
          <table:table-cell office:value-type="float" office:value="5575.98" table:style-name="ce14">
            <text:p>5.576<text:s/></text:p>
          </table:table-cell>
          <table:table-cell office:value-type="float" office:value="37598177.5" table:style-name="ce14">
            <text:p>37.598.178<text:s/></text:p>
          </table:table-cell>
          <table:table-cell office:value-type="float" office:value="1180459.21" table:style-name="ce14">
            <text:p>1.180.459<text:s/></text:p>
          </table:table-cell>
          <table:table-cell office:value-type="float" office:value="1670917.83" table:style-name="ce14">
            <text:p>1.670.918<text:s/></text:p>
          </table:table-cell>
          <table:table-cell office:value-type="float" office:value="974272787.38" table:style-name="ce14">
            <text:p>974.272.787<text:s/></text:p>
          </table:table-cell>
          <table:table-cell office:value-type="float" office:value="17074.63" table:style-name="ce14">
            <text:p>17.075<text:s/></text:p>
          </table:table-cell>
          <table:table-cell office:value-type="float" office:value="1738342438.0900002" table:style-name="ce15">
            <text:p>1.738.342.4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692802.440000001" table:style-name="ce14">
            <text:p>12.692.802<text:s/></text:p>
          </table:table-cell>
          <table:table-cell office:value-type="float" office:value="42326961.039999992" table:style-name="ce14">
            <text:p>42.326.961<text:s/></text:p>
          </table:table-cell>
          <table:table-cell office:value-type="float" office:value="283102012.52999997" table:style-name="ce14">
            <text:p>283.102.013<text:s/></text:p>
          </table:table-cell>
          <table:table-cell office:value-type="float" office:value="6224242.9300000006" table:style-name="ce14">
            <text:p>6.224.243<text:s/></text:p>
          </table:table-cell>
          <table:table-cell office:value-type="float" office:value="361683145.17000002" table:style-name="ce14">
            <text:p>361.683.145<text:s/></text:p>
          </table:table-cell>
          <table:table-cell office:value-type="float" office:value="240837094.92000002" table:style-name="ce14">
            <text:p>240.837.095<text:s/></text:p>
          </table:table-cell>
          <table:table-cell office:value-type="float" office:value="399748735.70999998" table:style-name="ce14">
            <text:p>399.748.736<text:s/></text:p>
          </table:table-cell>
          <table:table-cell office:value-type="float" office:value="236319367.30999997" table:style-name="ce14">
            <text:p>236.319.367<text:s/></text:p>
          </table:table-cell>
          <table:table-cell office:value-type="float" office:value="220619733.03000003" table:style-name="ce14">
            <text:p>220.619.733<text:s/></text:p>
          </table:table-cell>
          <table:table-cell office:value-type="float" office:value="144671561.41999999" table:style-name="ce14">
            <text:p>144.671.561<text:s/></text:p>
          </table:table-cell>
          <table:table-cell office:value-type="float" office:value="724925413.24999988" table:style-name="ce14">
            <text:p>724.925.413<text:s/></text:p>
          </table:table-cell>
          <table:table-cell office:value-type="float" office:value="69389903.650000006" table:style-name="ce14">
            <text:p>69.389.904<text:s/></text:p>
          </table:table-cell>
          <table:table-cell office:value-type="float" office:value="98912364.599999994" table:style-name="ce14">
            <text:p>98.912.365<text:s/></text:p>
          </table:table-cell>
          <table:table-cell office:value-type="float" office:value="84840252.710000008" table:style-name="ce14">
            <text:p>84.840.253<text:s/></text:p>
          </table:table-cell>
          <table:table-cell office:value-type="float" office:value="66520778.669999994" table:style-name="ce14">
            <text:p>66.520.779<text:s/></text:p>
          </table:table-cell>
          <table:table-cell office:value-type="float" office:value="343220710.06999999" table:style-name="ce14">
            <text:p>343.220.710<text:s/></text:p>
          </table:table-cell>
          <table:table-cell office:value-type="float" office:value="57774126.209999993" table:style-name="ce14">
            <text:p>57.774.126<text:s/></text:p>
          </table:table-cell>
          <table:table-cell office:value-type="float" office:value="764084059.7299999" table:style-name="ce14">
            <text:p>764.084.060<text:s/></text:p>
          </table:table-cell>
          <table:table-cell office:value-type="float" office:value="2699435013.9099998" table:style-name="ce14">
            <text:p>2.699.435.014<text:s/></text:p>
          </table:table-cell>
          <table:table-cell office:value-type="float" office:value="62190305.129999995" table:style-name="ce14">
            <text:p>62.190.305<text:s/></text:p>
          </table:table-cell>
          <table:table-cell office:value-type="float" office:value="26260326.710000005" table:style-name="ce14">
            <text:p>26.260.327<text:s/></text:p>
          </table:table-cell>
          <table:table-cell office:value-type="float" office:value="7160066.0699999994" table:style-name="ce14">
            <text:p>7.160.066<text:s/></text:p>
          </table:table-cell>
          <table:table-cell office:value-type="float" office:value="706587320.68999994" table:style-name="ce14">
            <text:p>706.587.321<text:s/></text:p>
          </table:table-cell>
          <table:table-cell office:value-type="float" office:value="692351403.53999996" table:style-name="ce14">
            <text:p>692.351.404<text:s/></text:p>
          </table:table-cell>
          <table:table-cell office:value-type="float" office:value="35137854.57" table:style-name="ce14">
            <text:p>35.137.855<text:s/></text:p>
          </table:table-cell>
          <table:table-cell office:value-type="float" office:value="5742853108.8400002" table:style-name="ce14">
            <text:p>5.742.853.109<text:s/></text:p>
          </table:table-cell>
          <table:table-cell office:value-type="float" office:value="22788956.09" table:style-name="ce14">
            <text:p>22.788.956<text:s/></text:p>
          </table:table-cell>
          <table:table-cell office:value-type="float" office:value="14152657620.939999" table:style-name="ce15">
            <text:p>14.152.657.6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195364.67" table:style-name="ce14">
            <text:p>4.195.365<text:s/></text:p>
          </table:table-cell>
          <table:table-cell office:value-type="float" office:value="16916862.300000001" table:style-name="ce14">
            <text:p>16.916.862<text:s/></text:p>
          </table:table-cell>
          <table:table-cell office:value-type="float" office:value="71697510.450000003" table:style-name="ce14">
            <text:p>71.697.510<text:s/></text:p>
          </table:table-cell>
          <table:table-cell office:value-type="float" office:value="4343282.47" table:style-name="ce14">
            <text:p>4.343.282<text:s/></text:p>
          </table:table-cell>
          <table:table-cell office:value-type="float" office:value="107885772.78" table:style-name="ce14">
            <text:p>107.885.773<text:s/></text:p>
          </table:table-cell>
          <table:table-cell office:value-type="float" office:value="75640169.950000003" table:style-name="ce14">
            <text:p>75.640.170<text:s/></text:p>
          </table:table-cell>
          <table:table-cell office:value-type="float" office:value="355500340.27000004" table:style-name="ce14">
            <text:p>355.500.340<text:s/></text:p>
          </table:table-cell>
          <table:table-cell office:value-type="float" office:value="73339315.25" table:style-name="ce14">
            <text:p>73.339.315<text:s/></text:p>
          </table:table-cell>
          <table:table-cell office:value-type="float" office:value="71974478.959999993" table:style-name="ce14">
            <text:p>71.974.479<text:s/></text:p>
          </table:table-cell>
          <table:table-cell office:value-type="float" office:value="41362075.799999997" table:style-name="ce14">
            <text:p>41.362.076<text:s/></text:p>
          </table:table-cell>
          <table:table-cell office:value-type="float" office:value="262339879.68000001" table:style-name="ce14">
            <text:p>262.339.880<text:s/></text:p>
          </table:table-cell>
          <table:table-cell office:value-type="float" office:value="28054723.870000001" table:style-name="ce14">
            <text:p>28.054.724<text:s/></text:p>
          </table:table-cell>
          <table:table-cell office:value-type="float" office:value="43213802.75" table:style-name="ce14">
            <text:p>43.213.803<text:s/></text:p>
          </table:table-cell>
          <table:table-cell office:value-type="float" office:value="42609193.039999999" table:style-name="ce14">
            <text:p>42.609.193<text:s/></text:p>
          </table:table-cell>
          <table:table-cell office:value-type="float" office:value="22870606.489999998" table:style-name="ce14">
            <text:p>22.870.606<text:s/></text:p>
          </table:table-cell>
          <table:table-cell office:value-type="float" office:value="103521871.41" table:style-name="ce14">
            <text:p>103.521.871<text:s/></text:p>
          </table:table-cell>
          <table:table-cell office:value-type="float" office:value="17734681.199999999" table:style-name="ce14">
            <text:p>17.734.681<text:s/></text:p>
          </table:table-cell>
          <table:table-cell office:value-type="float" office:value="244974268.30000001" table:style-name="ce14">
            <text:p>244.974.268<text:s/></text:p>
          </table:table-cell>
          <table:table-cell office:value-type="float" office:value="668606505.97000003" table:style-name="ce14">
            <text:p>668.606.506<text:s/></text:p>
          </table:table-cell>
          <table:table-cell office:value-type="float" office:value="27466802.469999999" table:style-name="ce14">
            <text:p>27.466.802<text:s/></text:p>
          </table:table-cell>
          <table:table-cell office:value-type="float" office:value="12515261.25" table:style-name="ce14">
            <text:p>12.515.261<text:s/></text:p>
          </table:table-cell>
          <table:table-cell office:value-type="float" office:value="5373954.71" table:style-name="ce14">
            <text:p>5.373.955<text:s/></text:p>
          </table:table-cell>
          <table:table-cell office:value-type="float" office:value="243298213.28" table:style-name="ce14">
            <text:p>243.298.213<text:s/></text:p>
          </table:table-cell>
          <table:table-cell office:value-type="float" office:value="183193026.69999999" table:style-name="ce14">
            <text:p>183.193.027<text:s/></text:p>
          </table:table-cell>
          <table:table-cell office:value-type="float" office:value="13618270.1" table:style-name="ce14">
            <text:p>13.618.270<text:s/></text:p>
          </table:table-cell>
          <table:table-cell office:value-type="float" office:value="1703647051.5799999" table:style-name="ce14">
            <text:p>1.703.647.052<text:s/></text:p>
          </table:table-cell>
          <table:table-cell office:value-type="float" office:value="9654166.2300000004" table:style-name="ce14">
            <text:p>9.654.166<text:s/></text:p>
          </table:table-cell>
          <table:table-cell office:value-type="float" office:value="4455547451.9299994" table:style-name="ce15">
            <text:p>4.455.547.4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13.8" table:style-name="ce14">
            <text:p>714<text:s/></text:p>
          </table:table-cell>
          <table:table-cell office:value-type="float" office:value="16212.98" table:style-name="ce14">
            <text:p>16.213<text:s/></text:p>
          </table:table-cell>
          <table:table-cell office:value-type="float" office:value="25052.06" table:style-name="ce14">
            <text:p>25.052<text:s/></text:p>
          </table:table-cell>
          <table:table-cell office:value-type="float" office:value="3813.27" table:style-name="ce14">
            <text:p>3.813<text:s/></text:p>
          </table:table-cell>
          <table:table-cell office:value-type="float" office:value="231527.64" table:style-name="ce14">
            <text:p>231.528<text:s/></text:p>
          </table:table-cell>
          <table:table-cell office:value-type="float" office:value="3219886.64" table:style-name="ce14">
            <text:p>3.219.887<text:s/></text:p>
          </table:table-cell>
          <table:table-cell office:value-type="float" office:value="83553070.920000002" table:style-name="ce14">
            <text:p>83.553.071<text:s/></text:p>
          </table:table-cell>
          <table:table-cell office:value-type="float" office:value="832378.23" table:style-name="ce14">
            <text:p>832.378<text:s/></text:p>
          </table:table-cell>
          <table:table-cell office:value-type="float" office:value="66453.08" table:style-name="ce14">
            <text:p>66.453<text:s/></text:p>
          </table:table-cell>
          <table:table-cell office:value-type="float" office:value="3777.13" table:style-name="ce14">
            <text:p>3.777<text:s/></text:p>
          </table:table-cell>
          <table:table-cell office:value-type="float" office:value="3880858.9" table:style-name="ce14">
            <text:p>3.880.859<text:s/></text:p>
          </table:table-cell>
          <table:table-cell office:value-type="float" office:value="22581.55" table:style-name="ce14">
            <text:p>22.582<text:s/></text:p>
          </table:table-cell>
          <table:table-cell office:value-type="float" office:value="72106.75" table:style-name="ce14">
            <text:p>72.107<text:s/></text:p>
          </table:table-cell>
          <table:table-cell office:value-type="float" office:value="1997641.68" table:style-name="ce14">
            <text:p>1.997.642<text:s/></text:p>
          </table:table-cell>
          <table:table-cell office:value-type="float" office:value="4843.83" table:style-name="ce14">
            <text:p>4.844<text:s/></text:p>
          </table:table-cell>
          <table:table-cell office:value-type="float" office:value="1470874.3" table:style-name="ce14">
            <text:p>1.470.874<text:s/></text:p>
          </table:table-cell>
          <table:table-cell office:value-type="float" office:value="8568.8700000000008" table:style-name="ce14">
            <text:p>8.569<text:s/></text:p>
          </table:table-cell>
          <table:table-cell office:value-type="float" office:value="2810580.21" table:style-name="ce14">
            <text:p>2.810.580<text:s/></text:p>
          </table:table-cell>
          <table:table-cell office:value-type="float" office:value="20630165.859999999" table:style-name="ce14">
            <text:p>20.630.166<text:s/></text:p>
          </table:table-cell>
          <table:table-cell office:value-type="float" office:value="13172.61" table:style-name="ce14">
            <text:p>13.173<text:s/></text:p>
          </table:table-cell>
          <table:table-cell office:value-type="float" office:value="10013.68" table:style-name="ce14">
            <text:p>10.014<text:s/></text:p>
          </table:table-cell>
          <table:table-cell office:value-type="float" office:value="840.44" table:style-name="ce14">
            <text:p>840<text:s/></text:p>
          </table:table-cell>
          <table:table-cell office:value-type="float" office:value="6354681.8499999996" table:style-name="ce14">
            <text:p>6.354.682<text:s/></text:p>
          </table:table-cell>
          <table:table-cell office:value-type="float" office:value="199950.66" table:style-name="ce14">
            <text:p>199.951<text:s/></text:p>
          </table:table-cell>
          <table:table-cell office:value-type="float" office:value="286198.95" table:style-name="ce14">
            <text:p>286.199<text:s/></text:p>
          </table:table-cell>
          <table:table-cell office:value-type="float" office:value="160362393.19999999" table:style-name="ce14">
            <text:p>160.362.393<text:s/></text:p>
          </table:table-cell>
          <table:table-cell office:value-type="float" office:value="2879.57" table:style-name="ce14">
            <text:p>2.880<text:s/></text:p>
          </table:table-cell>
          <table:table-cell office:value-type="float" office:value="286081238.65999997" table:style-name="ce15">
            <text:p>286.081.2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194650.87" table:style-name="ce14">
            <text:p>4.194.651<text:s/></text:p>
          </table:table-cell>
          <table:table-cell office:value-type="float" office:value="16900649.32" table:style-name="ce14">
            <text:p>16.900.649<text:s/></text:p>
          </table:table-cell>
          <table:table-cell office:value-type="float" office:value="71672458.390000001" table:style-name="ce14">
            <text:p>71.672.458<text:s/></text:p>
          </table:table-cell>
          <table:table-cell office:value-type="float" office:value="4339469.2" table:style-name="ce14">
            <text:p>4.339.469<text:s/></text:p>
          </table:table-cell>
          <table:table-cell office:value-type="float" office:value="107654245.14000002" table:style-name="ce14">
            <text:p>107.654.245<text:s/></text:p>
          </table:table-cell>
          <table:table-cell office:value-type="float" office:value="72420283.309999987" table:style-name="ce14">
            <text:p>72.420.283<text:s/></text:p>
          </table:table-cell>
          <table:table-cell office:value-type="float" office:value="271947269.35000002" table:style-name="ce14">
            <text:p>271.947.269<text:s/></text:p>
          </table:table-cell>
          <table:table-cell office:value-type="float" office:value="72506937.020000011" table:style-name="ce14">
            <text:p>72.506.937<text:s/></text:p>
          </table:table-cell>
          <table:table-cell office:value-type="float" office:value="71908025.879999995" table:style-name="ce14">
            <text:p>71.908.026<text:s/></text:p>
          </table:table-cell>
          <table:table-cell office:value-type="float" office:value="41358298.670000002" table:style-name="ce14">
            <text:p>41.358.299<text:s/></text:p>
          </table:table-cell>
          <table:table-cell office:value-type="float" office:value="258459020.77999997" table:style-name="ce14">
            <text:p>258.459.021<text:s/></text:p>
          </table:table-cell>
          <table:table-cell office:value-type="float" office:value="28032142.32" table:style-name="ce14">
            <text:p>28.032.142<text:s/></text:p>
          </table:table-cell>
          <table:table-cell office:value-type="float" office:value="43141696" table:style-name="ce14">
            <text:p>43.141.696<text:s/></text:p>
          </table:table-cell>
          <table:table-cell office:value-type="float" office:value="40611551.360000007" table:style-name="ce14">
            <text:p>40.611.551<text:s/></text:p>
          </table:table-cell>
          <table:table-cell office:value-type="float" office:value="22865762.659999996" table:style-name="ce14">
            <text:p>22.865.763<text:s/></text:p>
          </table:table-cell>
          <table:table-cell office:value-type="float" office:value="102050997.11" table:style-name="ce14">
            <text:p>102.050.997<text:s/></text:p>
          </table:table-cell>
          <table:table-cell office:value-type="float" office:value="17726112.329999998" table:style-name="ce14">
            <text:p>17.726.112<text:s/></text:p>
          </table:table-cell>
          <table:table-cell office:value-type="float" office:value="242163688.08999997" table:style-name="ce14">
            <text:p>242.163.688<text:s/></text:p>
          </table:table-cell>
          <table:table-cell office:value-type="float" office:value="647976340.11000001" table:style-name="ce14">
            <text:p>647.976.340<text:s/></text:p>
          </table:table-cell>
          <table:table-cell office:value-type="float" office:value="27453629.859999999" table:style-name="ce14">
            <text:p>27.453.630<text:s/></text:p>
          </table:table-cell>
          <table:table-cell office:value-type="float" office:value="12505247.57" table:style-name="ce14">
            <text:p>12.505.248<text:s/></text:p>
          </table:table-cell>
          <table:table-cell office:value-type="float" office:value="5373114.2700000005" table:style-name="ce14">
            <text:p>5.373.114<text:s/></text:p>
          </table:table-cell>
          <table:table-cell office:value-type="float" office:value="236943531.43000001" table:style-name="ce14">
            <text:p>236.943.531<text:s/></text:p>
          </table:table-cell>
          <table:table-cell office:value-type="float" office:value="182993076.04000002" table:style-name="ce14">
            <text:p>182.993.076<text:s/></text:p>
          </table:table-cell>
          <table:table-cell office:value-type="float" office:value="13332071.15" table:style-name="ce14">
            <text:p>13.332.071<text:s/></text:p>
          </table:table-cell>
          <table:table-cell office:value-type="float" office:value="1543284658.3799999" table:style-name="ce14">
            <text:p>1.543.284.658<text:s/></text:p>
          </table:table-cell>
          <table:table-cell office:value-type="float" office:value="9651286.6600000001" table:style-name="ce14">
            <text:p>9.651.287<text:s/></text:p>
          </table:table-cell>
          <table:table-cell office:value-type="float" office:value="4169466213.2699995" table:style-name="ce15">
            <text:p>4.169.466.2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5638186.0999999996" table:style-name="ce14">
            <text:p>5.638.186<text:s/></text:p>
          </table:table-cell>
          <table:table-cell office:value-type="float" office:value="10737831.99" table:style-name="ce14">
            <text:p>10.737.832<text:s/></text:p>
          </table:table-cell>
          <table:table-cell office:value-type="float" office:value="88666249.189999998" table:style-name="ce14">
            <text:p>88.666.249<text:s/></text:p>
          </table:table-cell>
          <table:table-cell office:value-type="float" office:value="1691093.3" table:style-name="ce14">
            <text:p>1.691.093<text:s/></text:p>
          </table:table-cell>
          <table:table-cell office:value-type="float" office:value="75188573.239999995" table:style-name="ce14">
            <text:p>75.188.573<text:s/></text:p>
          </table:table-cell>
          <table:table-cell office:value-type="float" office:value="82434582.25" table:style-name="ce14">
            <text:p>82.434.582<text:s/></text:p>
          </table:table-cell>
          <table:table-cell office:value-type="float" office:value="162056640.36000001" table:style-name="ce14">
            <text:p>162.056.640<text:s/></text:p>
          </table:table-cell>
          <table:table-cell office:value-type="float" office:value="51318328.829999998" table:style-name="ce14">
            <text:p>51.318.329<text:s/></text:p>
          </table:table-cell>
          <table:table-cell office:value-type="float" office:value="58070907.18" table:style-name="ce14">
            <text:p>58.070.907<text:s/></text:p>
          </table:table-cell>
          <table:table-cell office:value-type="float" office:value="20057573.960000001" table:style-name="ce14">
            <text:p>20.057.574<text:s/></text:p>
          </table:table-cell>
          <table:table-cell office:value-type="float" office:value="206689517.75999999" table:style-name="ce14">
            <text:p>206.689.518<text:s/></text:p>
          </table:table-cell>
          <table:table-cell office:value-type="float" office:value="23772729.579999998" table:style-name="ce14">
            <text:p>23.772.730<text:s/></text:p>
          </table:table-cell>
          <table:table-cell office:value-type="float" office:value="31827252.300000001" table:style-name="ce14">
            <text:p>31.827.252<text:s/></text:p>
          </table:table-cell>
          <table:table-cell office:value-type="float" office:value="44916815.420000002" table:style-name="ce14">
            <text:p>44.916.815<text:s/></text:p>
          </table:table-cell>
          <table:table-cell office:value-type="float" office:value="18890743.199999999" table:style-name="ce14">
            <text:p>18.890.743<text:s/></text:p>
          </table:table-cell>
          <table:table-cell office:value-type="float" office:value="67749885.790000007" table:style-name="ce14">
            <text:p>67.749.886<text:s/></text:p>
          </table:table-cell>
          <table:table-cell office:value-type="float" office:value="15036608.18" table:style-name="ce14">
            <text:p>15.036.608<text:s/></text:p>
          </table:table-cell>
          <table:table-cell office:value-type="float" office:value="178309622.56" table:style-name="ce14">
            <text:p>178.309.623<text:s/></text:p>
          </table:table-cell>
          <table:table-cell office:value-type="float" office:value="694317816.95000005" table:style-name="ce14">
            <text:p>694.317.817<text:s/></text:p>
          </table:table-cell>
          <table:table-cell office:value-type="float" office:value="17791422.989999998" table:style-name="ce14">
            <text:p>17.791.423<text:s/></text:p>
          </table:table-cell>
          <table:table-cell office:value-type="float" office:value="7777558.21" table:style-name="ce14">
            <text:p>7.777.558<text:s/></text:p>
          </table:table-cell>
          <table:table-cell office:value-type="float" office:value="2553450.12" table:style-name="ce14">
            <text:p>2.553.450<text:s/></text:p>
          </table:table-cell>
          <table:table-cell office:value-type="float" office:value="186840068.06" table:style-name="ce14">
            <text:p>186.840.068<text:s/></text:p>
          </table:table-cell>
          <table:table-cell office:value-type="float" office:value="139088390.69" table:style-name="ce14">
            <text:p>139.088.391<text:s/></text:p>
          </table:table-cell>
          <table:table-cell office:value-type="float" office:value="17159321.239999998" table:style-name="ce14">
            <text:p>17.159.321<text:s/></text:p>
          </table:table-cell>
          <table:table-cell office:value-type="float" office:value="2145179794.3699999" table:style-name="ce14">
            <text:p>2.145.179.794<text:s/></text:p>
          </table:table-cell>
          <table:table-cell office:value-type="float" office:value="7076185.8600000003" table:style-name="ce14">
            <text:p>7.076.186<text:s/></text:p>
          </table:table-cell>
          <table:table-cell office:value-type="float" office:value="4360837149.6799994" table:style-name="ce15">
            <text:p>4.360.837.1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184454.51" table:style-name="ce14">
            <text:p>184.455<text:s/></text:p>
          </table:table-cell>
          <table:table-cell office:value-type="float" office:value="194829.37" table:style-name="ce14">
            <text:p>194.829<text:s/></text:p>
          </table:table-cell>
          <table:table-cell office:value-type="float" office:value="1650.21" table:style-name="ce14">
            <text:p>1.650<text:s/></text:p>
          </table:table-cell>
          <table:table-cell office:value-type="float" office:value="182624.18" table:style-name="ce14">
            <text:p>182.624<text:s/></text:p>
          </table:table-cell>
          <table:table-cell office:value-type="float" office:value="11758995.34" table:style-name="ce14">
            <text:p>11.758.995<text:s/></text:p>
          </table:table-cell>
          <table:table-cell office:value-type="float" office:value="32517904.579999998" table:style-name="ce14">
            <text:p>32.517.905<text:s/></text:p>
          </table:table-cell>
          <table:table-cell office:value-type="float" office:value="2028435.99" table:style-name="ce14">
            <text:p>2.028.436<text:s/></text:p>
          </table:table-cell>
          <table:table-cell office:value-type="float" office:value="609434.92000000004" table:style-name="ce14">
            <text:p>609.435<text:s/></text:p>
          </table:table-cell>
          <table:table-cell office:value-type="float" office:value="39.18" table:style-name="ce14">
            <text:p>39<text:s/></text:p>
          </table:table-cell>
          <table:table-cell office:value-type="float" office:value="5929849.6600000001" table:style-name="ce14">
            <text:p>5.929.850<text:s/></text:p>
          </table:table-cell>
          <table:table-cell office:value-type="float" office:value="74349.539999999994" table:style-name="ce14">
            <text:p>74.350<text:s/></text:p>
          </table:table-cell>
          <table:table-cell office:value-type="float" office:value="212177.17" table:style-name="ce14">
            <text:p>212.177<text:s/></text:p>
          </table:table-cell>
          <table:table-cell office:value-type="float" office:value="14106423.560000001" table:style-name="ce14">
            <text:p>14.106.424<text:s/></text:p>
          </table:table-cell>
          <table:table-cell office:value-type="float" office:value="10295.950000000001" table:style-name="ce14">
            <text:p>10.296<text:s/></text:p>
          </table:table-cell>
          <table:table-cell office:value-type="float" office:value="5427873.1399999997" table:style-name="ce14">
            <text:p>5.427.873<text:s/></text:p>
          </table:table-cell>
          <table:table-cell office:value-type="float" office:value="5261.5" table:style-name="ce14">
            <text:p>5.262<text:s/></text:p>
          </table:table-cell>
          <table:table-cell office:value-type="float" office:value="23853150.18" table:style-name="ce14">
            <text:p>23.853.150<text:s/></text:p>
          </table:table-cell>
          <table:table-cell office:value-type="float" office:value="161759581.25" table:style-name="ce14">
            <text:p>161.759.581<text:s/></text:p>
          </table:table-cell>
          <table:table-cell office:value-type="float" office:value="59732.22" table:style-name="ce14">
            <text:p>59.732<text:s/></text:p>
          </table:table-cell>
          <table:table-cell office:value-type="float" office:value="15237.24" table:style-name="ce14">
            <text:p>15.23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555849.359999999" table:style-name="ce14">
            <text:p>25.555.849<text:s/></text:p>
          </table:table-cell>
          <table:table-cell office:value-type="float" office:value="908248.98" table:style-name="ce14">
            <text:p>908.249<text:s/></text:p>
          </table:table-cell>
          <table:table-cell office:value-type="float" office:value="4710754.09" table:style-name="ce14">
            <text:p>4.710.754<text:s/></text:p>
          </table:table-cell>
          <table:table-cell office:value-type="float" office:value="658881354.25" table:style-name="ce14">
            <text:p>658.881.354<text:s/></text:p>
          </table:table-cell>
          <table:table-cell office:value-type="float" office:value="4333.75" table:style-name="ce14">
            <text:p>4.334<text:s/></text:p>
          </table:table-cell>
          <table:table-cell office:value-type="float" office:value="948992840.12" table:style-name="ce15">
            <text:p>948.992.8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5638186.0999999996" table:style-name="ce14">
            <text:p>5.638.186<text:s/></text:p>
          </table:table-cell>
          <table:table-cell office:value-type="float" office:value="10553377.479999999" table:style-name="ce14">
            <text:p>10.553.377<text:s/></text:p>
          </table:table-cell>
          <table:table-cell office:value-type="float" office:value="88471419.820000008" table:style-name="ce14">
            <text:p>88.471.420<text:s/></text:p>
          </table:table-cell>
          <table:table-cell office:value-type="float" office:value="1689443.0899999999" table:style-name="ce14">
            <text:p>1.689.443<text:s/></text:p>
          </table:table-cell>
          <table:table-cell office:value-type="float" office:value="75005949.060000002" table:style-name="ce14">
            <text:p>75.005.949<text:s/></text:p>
          </table:table-cell>
          <table:table-cell office:value-type="float" office:value="70675586.910000011" table:style-name="ce14">
            <text:p>70.675.587<text:s/></text:p>
          </table:table-cell>
          <table:table-cell office:value-type="float" office:value="129538735.78" table:style-name="ce14">
            <text:p>129.538.736<text:s/></text:p>
          </table:table-cell>
          <table:table-cell office:value-type="float" office:value="49289892.840000004" table:style-name="ce14">
            <text:p>49.289.893<text:s/></text:p>
          </table:table-cell>
          <table:table-cell office:value-type="float" office:value="57461472.259999998" table:style-name="ce14">
            <text:p>57.461.472<text:s/></text:p>
          </table:table-cell>
          <table:table-cell office:value-type="float" office:value="20057534.780000001" table:style-name="ce14">
            <text:p>20.057.535<text:s/></text:p>
          </table:table-cell>
          <table:table-cell office:value-type="float" office:value="200759668.09999999" table:style-name="ce14">
            <text:p>200.759.668<text:s/></text:p>
          </table:table-cell>
          <table:table-cell office:value-type="float" office:value="23698380.039999999" table:style-name="ce14">
            <text:p>23.698.380<text:s/></text:p>
          </table:table-cell>
          <table:table-cell office:value-type="float" office:value="31615075.129999999" table:style-name="ce14">
            <text:p>31.615.075<text:s/></text:p>
          </table:table-cell>
          <table:table-cell office:value-type="float" office:value="30810391.859999999" table:style-name="ce14">
            <text:p>30.810.392<text:s/></text:p>
          </table:table-cell>
          <table:table-cell office:value-type="float" office:value="18880447.25" table:style-name="ce14">
            <text:p>18.880.447<text:s/></text:p>
          </table:table-cell>
          <table:table-cell office:value-type="float" office:value="62322012.649999999" table:style-name="ce14">
            <text:p>62.322.013<text:s/></text:p>
          </table:table-cell>
          <table:table-cell office:value-type="float" office:value="15031346.68" table:style-name="ce14">
            <text:p>15.031.347<text:s/></text:p>
          </table:table-cell>
          <table:table-cell office:value-type="float" office:value="154456472.38" table:style-name="ce14">
            <text:p>154.456.472<text:s/></text:p>
          </table:table-cell>
          <table:table-cell office:value-type="float" office:value="532558235.70000005" table:style-name="ce14">
            <text:p>532.558.236<text:s/></text:p>
          </table:table-cell>
          <table:table-cell office:value-type="float" office:value="17731690.77" table:style-name="ce14">
            <text:p>17.731.691<text:s/></text:p>
          </table:table-cell>
          <table:table-cell office:value-type="float" office:value="7762320.9699999988" table:style-name="ce14">
            <text:p>7.762.321<text:s/></text:p>
          </table:table-cell>
          <table:table-cell office:value-type="float" office:value="2553450.1199999996" table:style-name="ce14">
            <text:p>2.553.450<text:s/></text:p>
          </table:table-cell>
          <table:table-cell office:value-type="float" office:value="161284218.69999999" table:style-name="ce14">
            <text:p>161.284.219<text:s/></text:p>
          </table:table-cell>
          <table:table-cell office:value-type="float" office:value="138180141.71000001" table:style-name="ce14">
            <text:p>138.180.142<text:s/></text:p>
          </table:table-cell>
          <table:table-cell office:value-type="float" office:value="12448567.149999999" table:style-name="ce14">
            <text:p>12.448.567<text:s/></text:p>
          </table:table-cell>
          <table:table-cell office:value-type="float" office:value="1486298440.1199999" table:style-name="ce14">
            <text:p>1.486.298.440<text:s/></text:p>
          </table:table-cell>
          <table:table-cell office:value-type="float" office:value="7071852.1100000003" table:style-name="ce14">
            <text:p>7.071.852<text:s/></text:p>
          </table:table-cell>
          <table:table-cell office:value-type="float" office:value="3411844309.5599999" table:style-name="ce15">
            <text:p>3.411.844.3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2268.56" table:style-name="ce14">
            <text:p>2.269<text:s/></text:p>
          </table:table-cell>
          <table:table-cell office:value-type="float" office:value="3415977.15" table:style-name="ce14">
            <text:p>3.415.97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00821.6" table:style-name="ce14">
            <text:p>2.400.822<text:s/></text:p>
          </table:table-cell>
          <table:table-cell office:value-type="float" office:value="72" table:style-name="ce14">
            <text:p>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364.78" table:style-name="ce14">
            <text:p>35.3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687439.310000001" table:style-name="ce14">
            <text:p>15.687.439<text:s/></text:p>
          </table:table-cell>
          <table:table-cell office:value-type="float" office:value="1120.53" table:style-name="ce14">
            <text:p>1.121<text:s/></text:p>
          </table:table-cell>
          <table:table-cell office:value-type="float" office:value="158578.9" table:style-name="ce14">
            <text:p>158.579<text:s/></text:p>
          </table:table-cell>
          <table:table-cell office:value-type="float" office:value="216638.27" table:style-name="ce14">
            <text:p>216.638<text:s/></text:p>
          </table:table-cell>
          <table:table-cell office:value-type="float" office:value="350000" table:style-name="ce14">
            <text:p>350.000<text:s/></text:p>
          </table:table-cell>
          <table:table-cell office:value-type="float" office:value="402775.43" table:style-name="ce14">
            <text:p>402.775<text:s/></text:p>
          </table:table-cell>
          <table:table-cell office:value-type="float" office:value="16119584.619999999" table:style-name="ce14">
            <text:p>16.119.5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464758.789999999" table:style-name="ce14">
            <text:p>18.464.759<text:s/></text:p>
          </table:table-cell>
          <table:table-cell office:value-type="float" office:value="350739793.75" table:style-name="ce14">
            <text:p>350.739.79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37086.9" table:style-name="ce14">
            <text:p>3.337.087<text:s/></text:p>
          </table:table-cell>
          <table:table-cell office:value-type="float" office:value="1691.09" table:style-name="ce14">
            <text:p>1.691<text:s/></text:p>
          </table:table-cell>
          <table:table-cell office:value-type="float" office:value="5297.34" table:style-name="ce14">
            <text:p>5.297<text:s/></text:p>
          </table:table-cell>
          <table:table-cell office:value-type="float" office:value="16481384.52" table:style-name="ce14">
            <text:p>16.481.3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7820653.5399999" table:style-name="ce15">
            <text:p>427.820.6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08590.0099999998" table:style-name="ce14">
            <text:p>6.408.590<text:s/></text:p>
          </table:table-cell>
          <table:table-cell office:value-type="float" office:value="19570648.280000001" table:style-name="ce14">
            <text:p>19.570.648<text:s/></text:p>
          </table:table-cell>
          <table:table-cell office:value-type="float" office:value="20728050.879999999" table:style-name="ce14">
            <text:p>20.728.051<text:s/></text:p>
          </table:table-cell>
          <table:table-cell office:value-type="float" office:value="17081962.440000001" table:style-name="ce14">
            <text:p>17.081.962<text:s/></text:p>
          </table:table-cell>
          <table:table-cell office:value-type="float" office:value="53240254.899999999" table:style-name="ce14">
            <text:p>53.240.255<text:s/></text:p>
          </table:table-cell>
          <table:table-cell office:value-type="float" office:value="40846698.079999998" table:style-name="ce14">
            <text:p>40.846.698<text:s/></text:p>
          </table:table-cell>
          <table:table-cell office:value-type="float" office:value="1369150380.76" table:style-name="ce14">
            <text:p>1.369.150.381<text:s/></text:p>
          </table:table-cell>
          <table:table-cell office:value-type="float" office:value="26300786.25" table:style-name="ce14">
            <text:p>26.300.786<text:s/></text:p>
          </table:table-cell>
          <table:table-cell office:value-type="float" office:value="34886902.579999998" table:style-name="ce14">
            <text:p>34.886.903<text:s/></text:p>
          </table:table-cell>
          <table:table-cell office:value-type="float" office:value="21880273.420000002" table:style-name="ce14">
            <text:p>21.880.273<text:s/></text:p>
          </table:table-cell>
          <table:table-cell office:value-type="float" office:value="137374790.03" table:style-name="ce14">
            <text:p>137.374.790<text:s/></text:p>
          </table:table-cell>
          <table:table-cell office:value-type="float" office:value="19781214.010000002" table:style-name="ce14">
            <text:p>19.781.214<text:s/></text:p>
          </table:table-cell>
          <table:table-cell office:value-type="float" office:value="22713492.399999999" table:style-name="ce14">
            <text:p>22.713.492<text:s/></text:p>
          </table:table-cell>
          <table:table-cell office:value-type="float" office:value="35534556.409999996" table:style-name="ce14">
            <text:p>35.534.556<text:s/></text:p>
          </table:table-cell>
          <table:table-cell office:value-type="float" office:value="43326495.079999998" table:style-name="ce14">
            <text:p>43.326.495<text:s/></text:p>
          </table:table-cell>
          <table:table-cell office:value-type="float" office:value="61936934.810000002" table:style-name="ce14">
            <text:p>61.936.935<text:s/></text:p>
          </table:table-cell>
          <table:table-cell office:value-type="float" office:value="17640326.199999999" table:style-name="ce14">
            <text:p>17.640.326<text:s/></text:p>
          </table:table-cell>
          <table:table-cell office:value-type="float" office:value="60609075.859999999" table:style-name="ce14">
            <text:p>60.609.076<text:s/></text:p>
          </table:table-cell>
          <table:table-cell office:value-type="float" office:value="252467616.77000001" table:style-name="ce14">
            <text:p>252.467.617<text:s/></text:p>
          </table:table-cell>
          <table:table-cell office:value-type="float" office:value="33399947.059999999" table:style-name="ce14">
            <text:p>33.399.947<text:s/></text:p>
          </table:table-cell>
          <table:table-cell office:value-type="float" office:value="18448040.550000001" table:style-name="ce14">
            <text:p>18.448.041<text:s/></text:p>
          </table:table-cell>
          <table:table-cell office:value-type="float" office:value="13111215.43" table:style-name="ce14">
            <text:p>13.111.215<text:s/></text:p>
          </table:table-cell>
          <table:table-cell office:value-type="float" office:value="99466514.269999996" table:style-name="ce14">
            <text:p>99.466.514<text:s/></text:p>
          </table:table-cell>
          <table:table-cell office:value-type="float" office:value="49769657.359999999" table:style-name="ce14">
            <text:p>49.769.657<text:s/></text:p>
          </table:table-cell>
          <table:table-cell office:value-type="float" office:value="15141835.26" table:style-name="ce14">
            <text:p>15.141.835<text:s/></text:p>
          </table:table-cell>
          <table:table-cell office:value-type="float" office:value="121370225.5" table:style-name="ce14">
            <text:p>121.370.226<text:s/></text:p>
          </table:table-cell>
          <table:table-cell office:value-type="float" office:value="8507797.8800000008" table:style-name="ce14">
            <text:p>8.507.798<text:s/></text:p>
          </table:table-cell>
          <table:table-cell office:value-type="float" office:value="2620694282.4800005" table:style-name="ce15">
            <text:p>2.620.694.2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995710.35000000009" table:style-name="ce14">
            <text:p>995.710<text:s/></text:p>
          </table:table-cell>
          <table:table-cell office:value-type="float" office:value="4105667.35" table:style-name="ce14">
            <text:p>4.105.667<text:s/></text:p>
          </table:table-cell>
          <table:table-cell office:value-type="float" office:value="23304652.890000001" table:style-name="ce14">
            <text:p>23.304.653<text:s/></text:p>
          </table:table-cell>
          <table:table-cell office:value-type="float" office:value="2527836.83" table:style-name="ce14">
            <text:p>2.527.837<text:s/></text:p>
          </table:table-cell>
          <table:table-cell office:value-type="float" office:value="23011624.729999997" table:style-name="ce14">
            <text:p>23.011.625<text:s/></text:p>
          </table:table-cell>
          <table:table-cell office:value-type="float" office:value="19668449.489999998" table:style-name="ce14">
            <text:p>19.668.449<text:s/></text:p>
          </table:table-cell>
          <table:table-cell office:value-type="float" office:value="346988943.46000004" table:style-name="ce14">
            <text:p>346.988.943<text:s/></text:p>
          </table:table-cell>
          <table:table-cell office:value-type="float" office:value="13726272.449999999" table:style-name="ce14">
            <text:p>13.726.272<text:s/></text:p>
          </table:table-cell>
          <table:table-cell office:value-type="float" office:value="16657905.489999998" table:style-name="ce14">
            <text:p>16.657.905<text:s/></text:p>
          </table:table-cell>
          <table:table-cell office:value-type="float" office:value="4666969.16" table:style-name="ce14">
            <text:p>4.666.969<text:s/></text:p>
          </table:table-cell>
          <table:table-cell office:value-type="float" office:value="54822563.730000004" table:style-name="ce14">
            <text:p>54.822.564<text:s/></text:p>
          </table:table-cell>
          <table:table-cell office:value-type="float" office:value="19696518.599999998" table:style-name="ce14">
            <text:p>19.696.519<text:s/></text:p>
          </table:table-cell>
          <table:table-cell office:value-type="float" office:value="10388125.99" table:style-name="ce14">
            <text:p>10.388.126<text:s/></text:p>
          </table:table-cell>
          <table:table-cell office:value-type="float" office:value="18627252.920000002" table:style-name="ce14">
            <text:p>18.627.253<text:s/></text:p>
          </table:table-cell>
          <table:table-cell office:value-type="float" office:value="6225485.8199999994" table:style-name="ce14">
            <text:p>6.225.486<text:s/></text:p>
          </table:table-cell>
          <table:table-cell office:value-type="float" office:value="19236527.02" table:style-name="ce14">
            <text:p>19.236.527<text:s/></text:p>
          </table:table-cell>
          <table:table-cell office:value-type="float" office:value="6040937.7299999995" table:style-name="ce14">
            <text:p>6.040.938<text:s/></text:p>
          </table:table-cell>
          <table:table-cell office:value-type="float" office:value="47762630.550000004" table:style-name="ce14">
            <text:p>47.762.631<text:s/></text:p>
          </table:table-cell>
          <table:table-cell office:value-type="float" office:value="224697489.81999999" table:style-name="ce14">
            <text:p>224.697.490<text:s/></text:p>
          </table:table-cell>
          <table:table-cell office:value-type="float" office:value="4209050.68" table:style-name="ce14">
            <text:p>4.209.051<text:s/></text:p>
          </table:table-cell>
          <table:table-cell office:value-type="float" office:value="2358563.16" table:style-name="ce14">
            <text:p>2.358.563<text:s/></text:p>
          </table:table-cell>
          <table:table-cell office:value-type="float" office:value="1151513.48" table:style-name="ce14">
            <text:p>1.151.513<text:s/></text:p>
          </table:table-cell>
          <table:table-cell office:value-type="float" office:value="64512290.440000005" table:style-name="ce14">
            <text:p>64.512.290<text:s/></text:p>
          </table:table-cell>
          <table:table-cell office:value-type="float" office:value="51523312.859999999" table:style-name="ce14">
            <text:p>51.523.313<text:s/></text:p>
          </table:table-cell>
          <table:table-cell office:value-type="float" office:value="3802153.72" table:style-name="ce14">
            <text:p>3.802.154<text:s/></text:p>
          </table:table-cell>
          <table:table-cell office:value-type="float" office:value="599074702.74000001" table:style-name="ce14">
            <text:p>599.074.703<text:s/></text:p>
          </table:table-cell>
          <table:table-cell office:value-type="float" office:value="2497644.12" table:style-name="ce14">
            <text:p>2.497.644<text:s/></text:p>
          </table:table-cell>
          <table:table-cell office:value-type="float" office:value="1592280795.5799999" table:style-name="ce15">
            <text:p>1.592.280.796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9889457.839999996" table:style-name="ce20">
            <text:p>49.889.458<text:s/></text:p>
          </table:table-cell>
          <table:table-cell office:value-type="float" office:value="145347956.66" table:style-name="ce20">
            <text:p>145.347.957<text:s/></text:p>
          </table:table-cell>
          <table:table-cell office:value-type="float" office:value="759193094.97000003" table:style-name="ce20">
            <text:p>759.193.095<text:s/></text:p>
          </table:table-cell>
          <table:table-cell office:value-type="float" office:value="41237091.239999995" table:style-name="ce20">
            <text:p>41.237.091<text:s/></text:p>
          </table:table-cell>
          <table:table-cell office:value-type="float" office:value="1068643077.3399999" table:style-name="ce20">
            <text:p>1.068.643.077<text:s/></text:p>
          </table:table-cell>
          <table:table-cell office:value-type="float" office:value="811175400.49000001" table:style-name="ce20">
            <text:p>811.175.400<text:s/></text:p>
          </table:table-cell>
          <table:table-cell office:value-type="float" office:value="6873789989.5900002" table:style-name="ce20">
            <text:p>6.873.789.990<text:s/></text:p>
          </table:table-cell>
          <table:table-cell office:value-type="float" office:value="783092525.70000005" table:style-name="ce20">
            <text:p>783.092.526<text:s/></text:p>
          </table:table-cell>
          <table:table-cell office:value-type="float" office:value="726560563.46000004" table:style-name="ce20">
            <text:p>726.560.563<text:s/></text:p>
          </table:table-cell>
          <table:table-cell office:value-type="float" office:value="317748825.92000002" table:style-name="ce20">
            <text:p>317.748.826<text:s/></text:p>
          </table:table-cell>
          <table:table-cell office:value-type="float" office:value="2919431900.5299997" table:style-name="ce20">
            <text:p>2.919.431.901<text:s/></text:p>
          </table:table-cell>
          <table:table-cell office:value-type="float" office:value="270699788.02000004" table:style-name="ce20">
            <text:p>270.699.788<text:s/></text:p>
          </table:table-cell>
          <table:table-cell office:value-type="float" office:value="343145881.75" table:style-name="ce20">
            <text:p>343.145.882<text:s/></text:p>
          </table:table-cell>
          <table:table-cell office:value-type="float" office:value="402136356.60000002" table:style-name="ce20">
            <text:p>402.136.357<text:s/></text:p>
          </table:table-cell>
          <table:table-cell office:value-type="float" office:value="253407850.32000002" table:style-name="ce20">
            <text:p>253.407.850<text:s/></text:p>
          </table:table-cell>
          <table:table-cell office:value-type="float" office:value="1034687847.3399999" table:style-name="ce20">
            <text:p>1.034.687.847<text:s/></text:p>
          </table:table-cell>
          <table:table-cell office:value-type="float" office:value="170101126.35999998" table:style-name="ce20">
            <text:p>170.101.126<text:s/></text:p>
          </table:table-cell>
          <table:table-cell office:value-type="float" office:value="2404933104.3800001" table:style-name="ce20">
            <text:p>2.404.933.104<text:s/></text:p>
          </table:table-cell>
          <table:table-cell office:value-type="float" office:value="9467504793.0699997" table:style-name="ce20">
            <text:p>9.467.504.793<text:s/></text:p>
          </table:table-cell>
          <table:table-cell office:value-type="float" office:value="220241115.83000001" table:style-name="ce20">
            <text:p>220.241.116<text:s/></text:p>
          </table:table-cell>
          <table:table-cell office:value-type="float" office:value="107231263.66" table:style-name="ce20">
            <text:p>107.231.264<text:s/></text:p>
          </table:table-cell>
          <table:table-cell office:value-type="float" office:value="41766508.399999999" table:style-name="ce20">
            <text:p>41.766.508<text:s/></text:p>
          </table:table-cell>
          <table:table-cell office:value-type="float" office:value="2653372153.2399998" table:style-name="ce20">
            <text:p>2.653.372.153<text:s/></text:p>
          </table:table-cell>
          <table:table-cell office:value-type="float" office:value="2156726993.5700002" table:style-name="ce20">
            <text:p>2.156.726.994<text:s/></text:p>
          </table:table-cell>
          <table:table-cell office:value-type="float" office:value="151303319.89000002" table:style-name="ce20">
            <text:p>151.303.320<text:s/></text:p>
          </table:table-cell>
          <table:table-cell office:value-type="float" office:value="26022726710.650002" table:style-name="ce20">
            <text:p>26.022.726.711<text:s/></text:p>
          </table:table-cell>
          <table:table-cell office:value-type="float" office:value="75115514.459999993" table:style-name="ce20">
            <text:p>75.115.514<text:s/></text:p>
          </table:table-cell>
          <table:table-cell office:value-type="float" office:value="60271210211.280006" table:style-name="ce21">
            <text:p>60.271.210.21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1826686.51429636" table:style-name="ce24">
            <text:p>51.826.687<text:s/></text:p>
          </table:table-cell>
          <table:table-cell office:value-type="float" office:value="140236892.69292945" table:style-name="ce24">
            <text:p>140.236.893<text:s/></text:p>
          </table:table-cell>
          <table:table-cell office:value-type="float" office:value="190970397.99720725" table:style-name="ce24">
            <text:p>190.970.398<text:s/></text:p>
          </table:table-cell>
          <table:table-cell office:value-type="float" office:value="30482537.714789677" table:style-name="ce24">
            <text:p>30.482.538<text:s/></text:p>
          </table:table-cell>
          <table:table-cell office:value-type="float" office:value="824298646.57166159" table:style-name="ce24">
            <text:p>824.298.647<text:s/></text:p>
          </table:table-cell>
          <table:table-cell office:value-type="float" office:value="579061532.45127702" table:style-name="ce24">
            <text:p>579.061.532<text:s/></text:p>
          </table:table-cell>
          <table:table-cell office:value-type="float" office:value="1575724286.0573449" table:style-name="ce24">
            <text:p>1.575.724.286<text:s/></text:p>
          </table:table-cell>
          <table:table-cell office:value-type="float" office:value="413593289.17035294" table:style-name="ce24">
            <text:p>413.593.289<text:s/></text:p>
          </table:table-cell>
          <table:table-cell office:value-type="float" office:value="411352215.42947048" table:style-name="ce24">
            <text:p>411.352.215<text:s/></text:p>
          </table:table-cell>
          <table:table-cell office:value-type="float" office:value="196667781.35928509" table:style-name="ce24">
            <text:p>196.667.781<text:s/></text:p>
          </table:table-cell>
          <table:table-cell office:value-type="float" office:value="2155317221.1819324" table:style-name="ce24">
            <text:p>2.155.317.221<text:s/></text:p>
          </table:table-cell>
          <table:table-cell office:value-type="float" office:value="228748205.74624473" table:style-name="ce24">
            <text:p>228.748.206<text:s/></text:p>
          </table:table-cell>
          <table:table-cell office:value-type="float" office:value="263821816.00373939" table:style-name="ce24">
            <text:p>263.821.816<text:s/></text:p>
          </table:table-cell>
          <table:table-cell office:value-type="float" office:value="336740444.16026217" table:style-name="ce24">
            <text:p>336.740.444<text:s/></text:p>
          </table:table-cell>
          <table:table-cell office:value-type="float" office:value="208408164.63934529" table:style-name="ce24">
            <text:p>208.408.165<text:s/></text:p>
          </table:table-cell>
          <table:table-cell office:value-type="float" office:value="589712052.25794303" table:style-name="ce24">
            <text:p>589.712.052<text:s/></text:p>
          </table:table-cell>
          <table:table-cell office:value-type="float" office:value="117801815.36104284" table:style-name="ce24">
            <text:p>117.801.815<text:s/></text:p>
          </table:table-cell>
          <table:table-cell office:value-type="float" office:value="1691575898.7169042" table:style-name="ce24">
            <text:p>1.691.575.899<text:s/></text:p>
          </table:table-cell>
          <table:table-cell office:value-type="float" office:value="3486444587.9551797" table:style-name="ce24">
            <text:p>3.486.444.588<text:s/></text:p>
          </table:table-cell>
          <table:table-cell office:value-type="float" office:value="176694508.21738678" table:style-name="ce24">
            <text:p>176.694.508<text:s/></text:p>
          </table:table-cell>
          <table:table-cell office:value-type="float" office:value="83540244.293036506" table:style-name="ce24">
            <text:p>83.540.244<text:s/></text:p>
          </table:table-cell>
          <table:table-cell office:value-type="float" office:value="44051631.248943999" table:style-name="ce24">
            <text:p>44.051.631<text:s/></text:p>
          </table:table-cell>
          <table:table-cell office:value-type="float" office:value="1931443789.5014465" table:style-name="ce24">
            <text:p>1.931.443.790<text:s/></text:p>
          </table:table-cell>
          <table:table-cell office:value-type="float" office:value="1254825615.4710622" table:style-name="ce24">
            <text:p>1.254.825.615<text:s/></text:p>
          </table:table-cell>
          <table:table-cell office:value-type="float" office:value="148182494.34517592" table:style-name="ce24">
            <text:p>148.182.494<text:s/></text:p>
          </table:table-cell>
          <table:table-cell office:value-type="float" office:value="13253490630.324369" table:style-name="ce24">
            <text:p>13.253.490.630<text:s/></text:p>
          </table:table-cell>
          <table:table-cell office:value-type="float" office:value="53419283.057372496" table:style-name="ce24">
            <text:p>53.419.283<text:s/></text:p>
          </table:table-cell>
          <table:table-cell office:value-type="float" office:value="30438432668.440002" table:style-name="ce25">
            <text:p>30.438.432.668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8935692.883024298" table:style-name="ce27">
            <text:p>48.935.693<text:s/></text:p>
          </table:table-cell>
          <table:table-cell office:value-type="float" office:value="131808901.57894239" table:style-name="ce27">
            <text:p>131.808.902<text:s/></text:p>
          </table:table-cell>
          <table:table-cell office:value-type="float" office:value="172371996.88635927" table:style-name="ce27">
            <text:p>172.371.997<text:s/></text:p>
          </table:table-cell>
          <table:table-cell office:value-type="float" office:value="28745465.67818141" table:style-name="ce27">
            <text:p>28.745.466<text:s/></text:p>
          </table:table-cell>
          <table:table-cell office:value-type="float" office:value="760391992.52518582" table:style-name="ce27">
            <text:p>760.391.993<text:s/></text:p>
          </table:table-cell>
          <table:table-cell office:value-type="float" office:value="523865799.14541346" table:style-name="ce27">
            <text:p>523.865.799<text:s/></text:p>
          </table:table-cell>
          <table:table-cell office:value-type="float" office:value="1442119388.1719296" table:style-name="ce27">
            <text:p>1.442.119.388<text:s/></text:p>
          </table:table-cell>
          <table:table-cell office:value-type="float" office:value="376919915.4872207" table:style-name="ce27">
            <text:p>376.919.915<text:s/></text:p>
          </table:table-cell>
          <table:table-cell office:value-type="float" office:value="377499237.77182657" table:style-name="ce27">
            <text:p>377.499.238<text:s/></text:p>
          </table:table-cell>
          <table:table-cell office:value-type="float" office:value="183282939.79660481" table:style-name="ce27">
            <text:p>183.282.940<text:s/></text:p>
          </table:table-cell>
          <table:table-cell office:value-type="float" office:value="1957535997.1386538" table:style-name="ce27">
            <text:p>1.957.535.997<text:s/></text:p>
          </table:table-cell>
          <table:table-cell office:value-type="float" office:value="208497759.31346005" table:style-name="ce27">
            <text:p>208.497.759<text:s/></text:p>
          </table:table-cell>
          <table:table-cell office:value-type="float" office:value="238003271.77187163" table:style-name="ce27">
            <text:p>238.003.272<text:s/></text:p>
          </table:table-cell>
          <table:table-cell office:value-type="float" office:value="310043125.49328083" table:style-name="ce27">
            <text:p>310.043.125<text:s/></text:p>
          </table:table-cell>
          <table:table-cell office:value-type="float" office:value="195662239.28654125" table:style-name="ce27">
            <text:p>195.662.239<text:s/></text:p>
          </table:table-cell>
          <table:table-cell office:value-type="float" office:value="529725157.28225422" table:style-name="ce27">
            <text:p>529.725.157<text:s/></text:p>
          </table:table-cell>
          <table:table-cell office:value-type="float" office:value="110186750.87050638" table:style-name="ce27">
            <text:p>110.186.751<text:s/></text:p>
          </table:table-cell>
          <table:table-cell office:value-type="float" office:value="1521960991.7607858" table:style-name="ce27">
            <text:p>1.521.960.992<text:s/></text:p>
          </table:table-cell>
          <table:table-cell office:value-type="float" office:value="3126129454.2306156" table:style-name="ce27">
            <text:p>3.126.129.454<text:s/></text:p>
          </table:table-cell>
          <table:table-cell office:value-type="float" office:value="163699442.92498872" table:style-name="ce27">
            <text:p>163.699.443<text:s/></text:p>
          </table:table-cell>
          <table:table-cell office:value-type="float" office:value="77113458.727853552" table:style-name="ce27">
            <text:p>77.113.459<text:s/></text:p>
          </table:table-cell>
          <table:table-cell office:value-type="float" office:value="42234031.088276699" table:style-name="ce27">
            <text:p>42.234.031<text:s/></text:p>
          </table:table-cell>
          <table:table-cell office:value-type="float" office:value="1744101174.8106892" table:style-name="ce27">
            <text:p>1.744.101.175<text:s/></text:p>
          </table:table-cell>
          <table:table-cell office:value-type="float" office:value="1125266444.4739854" table:style-name="ce27">
            <text:p>1.125.266.444<text:s/></text:p>
          </table:table-cell>
          <table:table-cell office:value-type="float" office:value="139031725.11003599" table:style-name="ce27">
            <text:p>139.031.725<text:s/></text:p>
          </table:table-cell>
          <table:table-cell office:value-type="float" office:value="11744673309.040308" table:style-name="ce27">
            <text:p>11.744.673.309<text:s/></text:p>
          </table:table-cell>
          <table:table-cell office:value-type="float" office:value="49184581.101206914" table:style-name="ce27">
            <text:p>49.184.581<text:s/></text:p>
          </table:table-cell>
          <table:table-cell office:value-type="float" office:value="27328990244.350002" table:style-name="ce28">
            <text:p>27.328.990.244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890993.6312720655" table:style-name="ce27">
            <text:p>2.890.994<text:s/></text:p>
          </table:table-cell>
          <table:table-cell office:value-type="float" office:value="8427991.1139870528" table:style-name="ce27">
            <text:p>8.427.991<text:s/></text:p>
          </table:table-cell>
          <table:table-cell office:value-type="float" office:value="18598401.110847991" table:style-name="ce27">
            <text:p>18.598.401<text:s/></text:p>
          </table:table-cell>
          <table:table-cell office:value-type="float" office:value="1737072.036608269" table:style-name="ce27">
            <text:p>1.737.072<text:s/></text:p>
          </table:table-cell>
          <table:table-cell office:value-type="float" office:value="63906654.046475753" table:style-name="ce27">
            <text:p>63.906.654<text:s/></text:p>
          </table:table-cell>
          <table:table-cell office:value-type="float" office:value="55195733.305863611" table:style-name="ce27">
            <text:p>55.195.733<text:s/></text:p>
          </table:table-cell>
          <table:table-cell office:value-type="float" office:value="133604897.88541527" table:style-name="ce27">
            <text:p>133.604.898<text:s/></text:p>
          </table:table-cell>
          <table:table-cell office:value-type="float" office:value="36673373.683132261" table:style-name="ce27">
            <text:p>36.673.374<text:s/></text:p>
          </table:table-cell>
          <table:table-cell office:value-type="float" office:value="33852977.657643922" table:style-name="ce27">
            <text:p>33.852.978<text:s/></text:p>
          </table:table-cell>
          <table:table-cell office:value-type="float" office:value="13384841.562680271" table:style-name="ce27">
            <text:p>13.384.842<text:s/></text:p>
          </table:table-cell>
          <table:table-cell office:value-type="float" office:value="197781224.04327893" table:style-name="ce27">
            <text:p>197.781.224<text:s/></text:p>
          </table:table-cell>
          <table:table-cell office:value-type="float" office:value="20250446.432784665" table:style-name="ce27">
            <text:p>20.250.446<text:s/></text:p>
          </table:table-cell>
          <table:table-cell office:value-type="float" office:value="25818544.23186776" table:style-name="ce27">
            <text:p>25.818.544<text:s/></text:p>
          </table:table-cell>
          <table:table-cell office:value-type="float" office:value="26697318.666981358" table:style-name="ce27">
            <text:p>26.697.319<text:s/></text:p>
          </table:table-cell>
          <table:table-cell office:value-type="float" office:value="12745925.352804048" table:style-name="ce27">
            <text:p>12.745.925<text:s/></text:p>
          </table:table-cell>
          <table:table-cell office:value-type="float" office:value="59986894.975688785" table:style-name="ce27">
            <text:p>59.986.895<text:s/></text:p>
          </table:table-cell>
          <table:table-cell office:value-type="float" office:value="7615064.4905364597" table:style-name="ce27">
            <text:p>7.615.064<text:s/></text:p>
          </table:table-cell>
          <table:table-cell office:value-type="float" office:value="169614906.95611823" table:style-name="ce27">
            <text:p>169.614.907<text:s/></text:p>
          </table:table-cell>
          <table:table-cell office:value-type="float" office:value="360315133.72456414" table:style-name="ce27">
            <text:p>360.315.134<text:s/></text:p>
          </table:table-cell>
          <table:table-cell office:value-type="float" office:value="12995065.292398062" table:style-name="ce27">
            <text:p>12.995.065<text:s/></text:p>
          </table:table-cell>
          <table:table-cell office:value-type="float" office:value="6426785.5651829485" table:style-name="ce27">
            <text:p>6.426.786<text:s/></text:p>
          </table:table-cell>
          <table:table-cell office:value-type="float" office:value="1817600.1606673028" table:style-name="ce27">
            <text:p>1.817.600<text:s/></text:p>
          </table:table-cell>
          <table:table-cell office:value-type="float" office:value="187342614.69075719" table:style-name="ce27">
            <text:p>187.342.615<text:s/></text:p>
          </table:table-cell>
          <table:table-cell office:value-type="float" office:value="129559170.99707665" table:style-name="ce27">
            <text:p>129.559.171<text:s/></text:p>
          </table:table-cell>
          <table:table-cell office:value-type="float" office:value="9150769.2351399511" table:style-name="ce27">
            <text:p>9.150.769<text:s/></text:p>
          </table:table-cell>
          <table:table-cell office:value-type="float" office:value="1508817321.2840617" table:style-name="ce27">
            <text:p>1.508.817.321<text:s/></text:p>
          </table:table-cell>
          <table:table-cell office:value-type="float" office:value="4234701.9561655829" table:style-name="ce27">
            <text:p>4.234.702<text:s/></text:p>
          </table:table-cell>
          <table:table-cell office:value-type="float" office:value="3109442424.0900006" table:style-name="ce28">
            <text:p>3.109.442.42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1716144.35429636" table:style-name="ce20">
            <text:p>101.716.144<text:s/></text:p>
          </table:table-cell>
          <table:table-cell office:value-type="float" office:value="285584849.35292947" table:style-name="ce20">
            <text:p>285.584.849<text:s/></text:p>
          </table:table-cell>
          <table:table-cell office:value-type="float" office:value="950163492.96720731" table:style-name="ce20">
            <text:p>950.163.493<text:s/></text:p>
          </table:table-cell>
          <table:table-cell office:value-type="float" office:value="71719628.954789668" table:style-name="ce20">
            <text:p>71.719.629<text:s/></text:p>
          </table:table-cell>
          <table:table-cell office:value-type="float" office:value="1892941723.9116616" table:style-name="ce20">
            <text:p>1.892.941.724<text:s/></text:p>
          </table:table-cell>
          <table:table-cell office:value-type="float" office:value="1390236932.941277" table:style-name="ce20">
            <text:p>1.390.236.933<text:s/></text:p>
          </table:table-cell>
          <table:table-cell office:value-type="float" office:value="8449514275.6473446" table:style-name="ce20">
            <text:p>8.449.514.276<text:s/></text:p>
          </table:table-cell>
          <table:table-cell office:value-type="float" office:value="1196685814.870353" table:style-name="ce20">
            <text:p>1.196.685.815<text:s/></text:p>
          </table:table-cell>
          <table:table-cell office:value-type="float" office:value="1137912778.8894706" table:style-name="ce20">
            <text:p>1.137.912.779<text:s/></text:p>
          </table:table-cell>
          <table:table-cell office:value-type="float" office:value="514416607.27928507" table:style-name="ce20">
            <text:p>514.416.607<text:s/></text:p>
          </table:table-cell>
          <table:table-cell office:value-type="float" office:value="5074749121.7119322" table:style-name="ce20">
            <text:p>5.074.749.122<text:s/></text:p>
          </table:table-cell>
          <table:table-cell office:value-type="float" office:value="499447993.76624477" table:style-name="ce20">
            <text:p>499.447.994<text:s/></text:p>
          </table:table-cell>
          <table:table-cell office:value-type="float" office:value="606967697.75373936" table:style-name="ce20">
            <text:p>606.967.698<text:s/></text:p>
          </table:table-cell>
          <table:table-cell office:value-type="float" office:value="738876800.76026225" table:style-name="ce20">
            <text:p>738.876.801<text:s/></text:p>
          </table:table-cell>
          <table:table-cell office:value-type="float" office:value="461816014.95934534" table:style-name="ce20">
            <text:p>461.816.015<text:s/></text:p>
          </table:table-cell>
          <table:table-cell office:value-type="float" office:value="1624399899.5979428" table:style-name="ce20">
            <text:p>1.624.399.900<text:s/></text:p>
          </table:table-cell>
          <table:table-cell office:value-type="float" office:value="287902941.72104281" table:style-name="ce20">
            <text:p>287.902.942<text:s/></text:p>
          </table:table-cell>
          <table:table-cell office:value-type="float" office:value="4096509003.0969043" table:style-name="ce20">
            <text:p>4.096.509.003<text:s/></text:p>
          </table:table-cell>
          <table:table-cell office:value-type="float" office:value="12953949381.025179" table:style-name="ce20">
            <text:p>12.953.949.381<text:s/></text:p>
          </table:table-cell>
          <table:table-cell office:value-type="float" office:value="396935624.04738677" table:style-name="ce20">
            <text:p>396.935.624<text:s/></text:p>
          </table:table-cell>
          <table:table-cell office:value-type="float" office:value="190771507.95303649" table:style-name="ce20">
            <text:p>190.771.508<text:s/></text:p>
          </table:table-cell>
          <table:table-cell office:value-type="float" office:value="85818139.64894399" table:style-name="ce20">
            <text:p>85.818.140<text:s/></text:p>
          </table:table-cell>
          <table:table-cell office:value-type="float" office:value="4584815942.7414465" table:style-name="ce20">
            <text:p>4.584.815.943<text:s/></text:p>
          </table:table-cell>
          <table:table-cell office:value-type="float" office:value="3411552609.0410624" table:style-name="ce20">
            <text:p>3.411.552.609<text:s/></text:p>
          </table:table-cell>
          <table:table-cell office:value-type="float" office:value="299485814.23517597" table:style-name="ce20">
            <text:p>299.485.814<text:s/></text:p>
          </table:table-cell>
          <table:table-cell office:value-type="float" office:value="39276217340.974373" table:style-name="ce20">
            <text:p>39.276.217.341<text:s/></text:p>
          </table:table-cell>
          <table:table-cell office:value-type="float" office:value="128534797.51737249" table:style-name="ce20">
            <text:p>128.534.798<text:s/></text:p>
          </table:table-cell>
          <table:table-cell office:value-type="float" office:value="90709642879.720001" table:style-name="ce21">
            <text:p>90.709.642.880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804947.35903375666" table:style-name="ce14">
            <text:p>804.947<text:s/></text:p>
          </table:table-cell>
          <table:table-cell office:value-type="float" office:value="2937768.5811530841" table:style-name="ce14">
            <text:p>2.937.769<text:s/></text:p>
          </table:table-cell>
          <table:table-cell office:value-type="float" office:value="1998783.3941540595" table:style-name="ce14">
            <text:p>1.998.783<text:s/></text:p>
          </table:table-cell>
          <table:table-cell office:value-type="float" office:value="250941.08082508334" table:style-name="ce14">
            <text:p>250.941<text:s/></text:p>
          </table:table-cell>
          <table:table-cell office:value-type="float" office:value="6613524.422430641" table:style-name="ce14">
            <text:p>6.613.524<text:s/></text:p>
          </table:table-cell>
          <table:table-cell office:value-type="float" office:value="4854858.6636994006" table:style-name="ce14">
            <text:p>4.854.859<text:s/></text:p>
          </table:table-cell>
          <table:table-cell office:value-type="float" office:value="5435581.7602944057" table:style-name="ce14">
            <text:p>5.435.582<text:s/></text:p>
          </table:table-cell>
          <table:table-cell office:value-type="float" office:value="3515749.0869970531" table:style-name="ce14">
            <text:p>3.515.749<text:s/></text:p>
          </table:table-cell>
          <table:table-cell office:value-type="float" office:value="6457626.5701196566" table:style-name="ce14">
            <text:p>6.457.627<text:s/></text:p>
          </table:table-cell>
          <table:table-cell office:value-type="float" office:value="3297149.0950999381" table:style-name="ce14">
            <text:p>3.297.149<text:s/></text:p>
          </table:table-cell>
          <table:table-cell office:value-type="float" office:value="27976980.271365605" table:style-name="ce14">
            <text:p>27.976.980<text:s/></text:p>
          </table:table-cell>
          <table:table-cell office:value-type="float" office:value="3689871.1708094119" table:style-name="ce14">
            <text:p>3.689.871<text:s/></text:p>
          </table:table-cell>
          <table:table-cell office:value-type="float" office:value="4409708.8246584293" table:style-name="ce14">
            <text:p>4.409.709<text:s/></text:p>
          </table:table-cell>
          <table:table-cell office:value-type="float" office:value="3581151.5837235446" table:style-name="ce14">
            <text:p>3.581.152<text:s/></text:p>
          </table:table-cell>
          <table:table-cell office:value-type="float" office:value="1558037.1145130359" table:style-name="ce14">
            <text:p>1.558.037<text:s/></text:p>
          </table:table-cell>
          <table:table-cell office:value-type="float" office:value="5479223.4748544199" table:style-name="ce14">
            <text:p>5.479.223<text:s/></text:p>
          </table:table-cell>
          <table:table-cell office:value-type="float" office:value="802185.88180634473" table:style-name="ce14">
            <text:p>802.186<text:s/></text:p>
          </table:table-cell>
          <table:table-cell office:value-type="float" office:value="16801359.580177929" table:style-name="ce14">
            <text:p>16.801.360<text:s/></text:p>
          </table:table-cell>
          <table:table-cell office:value-type="float" office:value="1454275214.2127666" table:style-name="ce14">
            <text:p>1.454.275.214<text:s/></text:p>
          </table:table-cell>
          <table:table-cell office:value-type="float" office:value="1839588.2032624467" table:style-name="ce14">
            <text:p>1.839.588<text:s/></text:p>
          </table:table-cell>
          <table:table-cell office:value-type="float" office:value="920146.33680929174" table:style-name="ce14">
            <text:p>920.146<text:s/></text:p>
          </table:table-cell>
          <table:table-cell office:value-type="float" office:value="317421.84928149736" table:style-name="ce14">
            <text:p>317.422<text:s/></text:p>
          </table:table-cell>
          <table:table-cell office:value-type="float" office:value="12756932.61812398" table:style-name="ce14">
            <text:p>12.756.933<text:s/></text:p>
          </table:table-cell>
          <table:table-cell office:value-type="float" office:value="9335020.1474445798" table:style-name="ce14">
            <text:p>9.335.020<text:s/></text:p>
          </table:table-cell>
          <table:table-cell office:value-type="float" office:value="1499396.7103109253" table:style-name="ce14">
            <text:p>1.499.397<text:s/></text:p>
          </table:table-cell>
          <table:table-cell office:value-type="float" office:value="66514275.036565691" table:style-name="ce14">
            <text:p>66.514.275<text:s/></text:p>
          </table:table-cell>
          <table:table-cell office:value-type="float" office:value="730236.51971867145" table:style-name="ce14">
            <text:p>730.237<text:s/></text:p>
          </table:table-cell>
          <table:table-cell office:value-type="float" office:value="1648653679.5499995" table:style-name="ce15">
            <text:p>1.648.653.68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2521091.71333012" table:style-name="ce20">
            <text:p>102.521.092<text:s/></text:p>
          </table:table-cell>
          <table:table-cell office:value-type="float" office:value="288522617.93408257" table:style-name="ce20">
            <text:p>288.522.618<text:s/></text:p>
          </table:table-cell>
          <table:table-cell office:value-type="float" office:value="952162276.36136138" table:style-name="ce20">
            <text:p>952.162.276<text:s/></text:p>
          </table:table-cell>
          <table:table-cell office:value-type="float" office:value="71970570.035614759" table:style-name="ce20">
            <text:p>71.970.570<text:s/></text:p>
          </table:table-cell>
          <table:table-cell office:value-type="float" office:value="1899555248.3340924" table:style-name="ce20">
            <text:p>1.899.555.248<text:s/></text:p>
          </table:table-cell>
          <table:table-cell office:value-type="float" office:value="1395091791.6049764" table:style-name="ce20">
            <text:p>1.395.091.792<text:s/></text:p>
          </table:table-cell>
          <table:table-cell office:value-type="float" office:value="8454949857.4076385" table:style-name="ce20">
            <text:p>8.454.949.857<text:s/></text:p>
          </table:table-cell>
          <table:table-cell office:value-type="float" office:value="1200201563.95735" table:style-name="ce20">
            <text:p>1.200.201.564<text:s/></text:p>
          </table:table-cell>
          <table:table-cell office:value-type="float" office:value="1144370405.4595902" table:style-name="ce20">
            <text:p>1.144.370.405<text:s/></text:p>
          </table:table-cell>
          <table:table-cell office:value-type="float" office:value="517713756.374385" table:style-name="ce20">
            <text:p>517.713.756<text:s/></text:p>
          </table:table-cell>
          <table:table-cell office:value-type="float" office:value="5102726101.9832973" table:style-name="ce20">
            <text:p>5.102.726.102<text:s/></text:p>
          </table:table-cell>
          <table:table-cell office:value-type="float" office:value="503137864.93705416" table:style-name="ce20">
            <text:p>503.137.865<text:s/></text:p>
          </table:table-cell>
          <table:table-cell office:value-type="float" office:value="611377406.57839775" table:style-name="ce20">
            <text:p>611.377.407<text:s/></text:p>
          </table:table-cell>
          <table:table-cell office:value-type="float" office:value="742457952.3439858" table:style-name="ce20">
            <text:p>742.457.952<text:s/></text:p>
          </table:table-cell>
          <table:table-cell office:value-type="float" office:value="463374052.07385838" table:style-name="ce20">
            <text:p>463.374.052<text:s/></text:p>
          </table:table-cell>
          <table:table-cell office:value-type="float" office:value="1629879123.0727973" table:style-name="ce20">
            <text:p>1.629.879.123<text:s/></text:p>
          </table:table-cell>
          <table:table-cell office:value-type="float" office:value="288705127.60284919" table:style-name="ce20">
            <text:p>288.705.128<text:s/></text:p>
          </table:table-cell>
          <table:table-cell office:value-type="float" office:value="4113310362.6770821" table:style-name="ce20">
            <text:p>4.113.310.363<text:s/></text:p>
          </table:table-cell>
          <table:table-cell office:value-type="float" office:value="14408224595.237946" table:style-name="ce20">
            <text:p>14.408.224.595<text:s/></text:p>
          </table:table-cell>
          <table:table-cell office:value-type="float" office:value="398775212.25064921" table:style-name="ce20">
            <text:p>398.775.212<text:s/></text:p>
          </table:table-cell>
          <table:table-cell office:value-type="float" office:value="191691654.28984576" table:style-name="ce20">
            <text:p>191.691.654<text:s/></text:p>
          </table:table-cell>
          <table:table-cell office:value-type="float" office:value="86135561.498225495" table:style-name="ce20">
            <text:p>86.135.561<text:s/></text:p>
          </table:table-cell>
          <table:table-cell office:value-type="float" office:value="4597572875.3595705" table:style-name="ce20">
            <text:p>4.597.572.875<text:s/></text:p>
          </table:table-cell>
          <table:table-cell office:value-type="float" office:value="3420887629.1885071" table:style-name="ce20">
            <text:p>3.420.887.629<text:s/></text:p>
          </table:table-cell>
          <table:table-cell office:value-type="float" office:value="300985210.9454869" table:style-name="ce20">
            <text:p>300.985.211<text:s/></text:p>
          </table:table-cell>
          <table:table-cell office:value-type="float" office:value="39342731616.010941" table:style-name="ce20">
            <text:p>39.342.731.616<text:s/></text:p>
          </table:table-cell>
          <table:table-cell office:value-type="float" office:value="129265034.03709117" table:style-name="ce20">
            <text:p>129.265.034<text:s/></text:p>
          </table:table-cell>
          <table:table-cell office:value-type="float" office:value="92358296559.270004" table:style-name="ce21">
            <text:p>92.358.296.55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7-03-27T14:08:27Z</dc:date>
    <meta:print-date>2011-05-12T16:46:54Z</meta:print-date>
    <meta:editing-cycles>38</meta:editing-cycles>
    <meta:editing-duration>PT3960S</meta:editing-duration>
  </office:meta>
</office:document-meta>
</file>